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face style:name="Arial Unicode MS2" svg:font-family="'Arial Unicode MS'" style:font-family-generic="swiss"/>
    <style:font-face style:name="Liberation Serif" svg:font-family="'Liberation Serif'" style:font-family-generic="roman" style:font-pitch="variable"/>
    <style:font-face style:name="The Constellation of Heracles" svg:font-family="'The Constellation of Heracles', 'Times New Roman'" style:font-family-generic="roman" style:font-pitch="variable"/>
    <style:font-face style:name="Brush Script MT" svg:font-family="'Brush Script MT'" style:font-family-generic="script"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none" fo:country="none" style:language-asian="none" style:country-asian="none"/>
    </style:style>
    <style:style style:name="P2" style:family="paragraph" style:parent-style-name="Standard">
      <style:text-properties fo:font-size="14pt" fo:language="en" fo:country="GB" fo:font-style="italic" officeooo:rsid="00397b22" officeooo:paragraph-rsid="00397b22" style:font-size-asian="14pt" style:font-style-asian="italic" style:font-size-complex="14pt"/>
    </style:style>
    <style:style style:name="P3" style:family="paragraph" style:parent-style-name="Standard">
      <style:text-properties style:use-window-font-color="true" fo:font-size="14pt" fo:language="en" fo:country="GB" fo:font-style="italic" officeooo:rsid="00397b22" officeooo:paragraph-rsid="00397b22" style:font-size-asian="14pt" style:font-style-asian="italic" style:font-size-complex="14pt"/>
    </style:style>
    <style:style style:name="P4" style:family="paragraph" style:parent-style-name="List_20_Paragraph">
      <style:paragraph-properties fo:margin-left="0cm" fo:margin-right="-0.695cm" fo:margin-top="0cm" fo:margin-bottom="0cm" loext:contextual-spacing="true" fo:text-indent="0cm" style:auto-text-indent="false"/>
      <style:text-properties fo:font-size="14pt" fo:language="en" fo:country="GB" fo:font-style="italic" style:font-size-asian="14pt" style:font-style-asian="italic" style:font-size-complex="14pt"/>
    </style:style>
    <style:style style:name="P5" style:family="paragraph" style:parent-style-name="Standard">
      <style:paragraph-properties fo:margin-left="0cm" fo:margin-right="-0.695cm" fo:margin-top="0cm" fo:margin-bottom="0cm" loext:contextual-spacing="false" fo:text-indent="0cm" style:auto-text-indent="false"/>
      <style:text-properties fo:font-size="14pt" fo:language="en" fo:country="GB" fo:font-style="italic" style:font-size-asian="14pt" style:font-style-asian="italic" style:font-size-complex="14pt"/>
    </style:style>
    <style:style style:name="P6" style:family="paragraph" style:parent-style-name="Standard">
      <style:paragraph-properties fo:margin-left="0cm" fo:margin-right="-0.695cm" fo:margin-top="0cm" fo:margin-bottom="0cm" loext:contextual-spacing="false" fo:text-indent="0cm" style:auto-text-indent="false"/>
      <style:text-properties fo:font-size="14pt" fo:language="en" fo:country="GB" style:font-size-asian="14pt" style:font-size-complex="14pt"/>
    </style:style>
    <style:style style:name="P7" style:family="paragraph" style:parent-style-name="Standard">
      <style:paragraph-properties fo:margin-left="0cm" fo:margin-right="-0.695cm" fo:margin-top="0cm" fo:margin-bottom="0cm" loext:contextual-spacing="false" fo:text-indent="0cm" style:auto-text-indent="false"/>
      <style:text-properties style:font-name="Brush Script MT" fo:font-size="14pt" fo:language="en" fo:country="GB" style:font-size-asian="14pt" style:font-name-complex="Brush Script MT" style:font-size-complex="14pt"/>
    </style:style>
    <style:style style:name="P8" style:family="paragraph" style:parent-style-name="Standard">
      <style:paragraph-properties fo:margin-left="0cm" fo:margin-right="-0.695cm" fo:margin-top="0cm" fo:margin-bottom="0cm" loext:contextual-spacing="false" fo:text-indent="0cm" style:auto-text-indent="false"/>
      <style:text-properties style:font-name="Brush Script MT" fo:font-size="26pt" fo:language="en" fo:country="GB" fo:font-style="italic" style:font-size-asian="26pt" style:font-style-asian="italic" style:font-name-complex="Brush Script MT" style:font-size-complex="26pt"/>
    </style:style>
    <style:style style:name="P9" style:family="paragraph" style:parent-style-name="Standard">
      <style:paragraph-properties fo:margin-left="0cm" fo:margin-right="-0.695cm" fo:margin-top="0cm" fo:margin-bottom="0cm" loext:contextual-spacing="false" fo:text-align="center" style:justify-single-word="false" fo:text-indent="0cm" style:auto-text-indent="false"/>
      <style:text-properties style:font-name="The Constellation of Heracles" fo:font-size="14pt" fo:language="en" fo:country="GB" fo:font-style="italic" style:font-size-asian="14pt" style:font-style-asian="italic" style:font-name-complex="The Constellation of Heracles" style:font-size-complex="14pt"/>
    </style:style>
    <style:style style:name="P10" style:family="paragraph" style:parent-style-name="Standard">
      <style:paragraph-properties fo:margin-left="0cm" fo:margin-right="-0.695cm" fo:margin-top="0cm" fo:margin-bottom="0cm" loext:contextual-spacing="false" fo:text-align="center" style:justify-single-word="false" fo:text-indent="0cm" style:auto-text-indent="false"/>
      <style:text-properties style:font-name="The Constellation of Heracles" fo:font-size="48pt" fo:font-style="italic" style:font-size-asian="48pt" style:font-style-asian="italic" style:font-name-complex="The Constellation of Heracles" style:font-size-complex="48pt"/>
    </style:style>
    <style:style style:name="P11" style:family="paragraph" style:parent-style-name="Standard">
      <style:paragraph-properties fo:margin-left="-1.556cm" fo:margin-right="-1.549cm" fo:margin-top="0cm" fo:margin-bottom="0cm" loext:contextual-spacing="false" fo:text-indent="0cm" style:auto-text-indent="false"/>
      <style:text-properties fo:font-size="14pt" fo:language="en" fo:country="GB" style:font-size-asian="14pt" style:font-size-complex="14pt"/>
    </style:style>
    <style:style style:name="P12" style:family="paragraph" style:parent-style-name="List_20_Paragraph">
      <style:paragraph-properties fo:margin-left="3.99cm" fo:margin-right="-0.695cm" fo:margin-top="0cm" fo:margin-bottom="0cm" loext:contextual-spacing="true" fo:text-indent="-0.635cm" style:auto-text-indent="false"/>
      <style:text-properties style:use-window-font-color="true" fo:font-size="14pt" fo:font-style="italic" officeooo:rsid="0018f2f5" officeooo:paragraph-rsid="0018f2f5" style:font-size-asian="14pt" style:font-style-asian="italic" style:font-size-complex="14pt"/>
    </style:style>
    <style:style style:name="P13" style:family="paragraph" style:parent-style-name="List_20_Paragraph">
      <style:paragraph-properties fo:margin-left="3.99cm" fo:margin-right="-0.695cm" fo:margin-top="0cm" fo:margin-bottom="0cm" loext:contextual-spacing="true" fo:text-indent="-0.635cm" style:auto-text-indent="false"/>
      <style:text-properties style:use-window-font-color="true" fo:font-size="14pt" fo:font-style="italic" officeooo:rsid="00435f23" officeooo:paragraph-rsid="00435f23" style:font-size-asian="14pt" style:font-style-asian="italic" style:font-size-complex="14pt"/>
    </style:style>
    <style:style style:name="P14" style:family="paragraph" style:parent-style-name="List_20_Paragraph">
      <style:paragraph-properties fo:margin-left="3.99cm" fo:margin-right="-0.695cm" fo:margin-top="0cm" fo:margin-bottom="0cm" loext:contextual-spacing="true" fo:text-indent="-0.635cm" style:auto-text-indent="false"/>
      <style:text-properties style:use-window-font-color="true" fo:font-size="14pt" fo:font-style="italic" officeooo:rsid="003d3452" officeooo:paragraph-rsid="003d3452" style:font-size-asian="14pt" style:font-style-asian="italic" style:font-size-complex="14pt"/>
    </style:style>
    <style:style style:name="P15" style:family="paragraph" style:parent-style-name="List_20_Paragraph">
      <style:paragraph-properties fo:margin-left="3.99cm" fo:margin-right="-0.695cm" fo:margin-top="0cm" fo:margin-bottom="0cm" loext:contextual-spacing="true" fo:text-indent="-0.635cm" style:auto-text-indent="false"/>
      <style:text-properties style:use-window-font-color="true" fo:font-size="14pt" fo:font-style="italic" officeooo:rsid="00455d5b" officeooo:paragraph-rsid="00455d5b" style:font-size-asian="14pt" style:font-style-asian="italic" style:font-size-complex="14pt"/>
    </style:style>
    <style:style style:name="P16" style:family="paragraph" style:parent-style-name="List_20_Paragraph">
      <style:paragraph-properties fo:margin-left="3.99cm" fo:margin-right="-0.695cm" fo:margin-top="0cm" fo:margin-bottom="0cm" loext:contextual-spacing="true" fo:text-indent="-0.635cm" style:auto-text-indent="false"/>
      <style:text-properties style:use-window-font-color="true" fo:font-size="14pt" fo:language="en" fo:country="GB" fo:font-style="italic" style:font-size-asian="14pt" style:font-style-asian="italic" style:font-size-complex="14pt"/>
    </style:style>
    <style:style style:name="P17" style:family="paragraph" style:parent-style-name="List_20_Paragraph">
      <style:paragraph-properties fo:margin-left="3.99cm" fo:margin-right="-0.695cm" fo:margin-top="0cm" fo:margin-bottom="0cm" loext:contextual-spacing="true" fo:text-indent="-0.635cm" style:auto-text-indent="false"/>
      <style:text-properties fo:font-size="14pt" fo:language="en" fo:country="GB" fo:font-style="italic" style:font-size-asian="14pt" style:font-style-asian="italic" style:font-size-complex="14pt"/>
    </style:style>
    <style:style style:name="P18" style:family="paragraph" style:parent-style-name="List_20_Paragraph">
      <style:paragraph-properties fo:margin-left="3.99cm" fo:margin-right="-0.695cm" fo:margin-top="0cm" fo:margin-bottom="0cm" loext:contextual-spacing="true" fo:text-indent="-0.635cm" style:auto-text-indent="false"/>
      <style:text-properties fo:font-size="14pt" fo:language="en" fo:country="GB" fo:font-style="italic" officeooo:paragraph-rsid="0018f2f5" style:font-size-asian="14pt" style:font-style-asian="italic" style:font-size-complex="14pt"/>
    </style:style>
    <style:style style:name="P19" style:family="paragraph" style:parent-style-name="List_20_Paragraph">
      <style:paragraph-properties fo:margin-left="2.72cm" fo:margin-right="-0.695cm" fo:margin-top="0cm" fo:margin-bottom="0cm" loext:contextual-spacing="true" fo:text-indent="-0.635cm" style:auto-text-indent="false"/>
      <style:text-properties style:use-window-font-color="true" fo:font-size="14pt" fo:font-weight="bold" style:font-size-asian="14pt" style:font-weight-asian="bold" style:font-size-complex="14pt"/>
    </style:style>
    <style:style style:name="P20" style:family="paragraph" style:parent-style-name="List_20_Paragraph">
      <style:paragraph-properties fo:margin-left="2.72cm" fo:margin-right="-0.695cm" fo:margin-top="0cm" fo:margin-bottom="0cm" loext:contextual-spacing="true" fo:text-indent="-0.635cm" style:auto-text-indent="false"/>
      <style:text-properties style:use-window-font-color="true" fo:font-size="14pt" fo:font-weight="normal" officeooo:rsid="00537583" style:font-size-asian="14pt" style:font-weight-asian="normal" style:font-size-complex="14pt" style:font-weight-complex="normal"/>
    </style:style>
    <style:style style:name="P21" style:family="paragraph" style:parent-style-name="List_20_Paragraph">
      <style:paragraph-properties fo:margin-top="0cm" fo:margin-bottom="0cm" loext:contextual-spacing="true"/>
      <style:text-properties style:use-window-font-color="true" fo:font-size="14pt" fo:font-style="italic" officeooo:rsid="00435f23" officeooo:paragraph-rsid="00435f23" style:font-size-asian="14pt" style:font-style-asian="italic" style:font-size-complex="14pt"/>
    </style:style>
    <style:style style:name="P22" style:family="paragraph" style:parent-style-name="Standard" style:list-style-name="WW8Num1"/>
    <style:style style:name="P23" style:family="paragraph" style:parent-style-name="Standard" style:list-style-name="WW8Num1">
      <style:text-properties fo:font-size="14pt" fo:language="en" fo:country="GB" fo:font-style="italic" officeooo:rsid="00397b22" officeooo:paragraph-rsid="00397b22" style:font-size-asian="14pt" style:font-style-asian="italic" style:font-size-complex="14pt"/>
    </style:style>
    <style:style style:name="P24" style:family="paragraph" style:parent-style-name="Standard" style:master-page-name="Standard">
      <style:paragraph-properties fo:margin-left="8.209cm" fo:margin-right="0cm" fo:margin-top="0cm" fo:margin-bottom="1.372cm" loext:contextual-spacing="false" fo:text-indent="0cm" style:auto-text-indent="false" style:page-number="auto"/>
    </style:style>
    <style:style style:name="P25" style:family="paragraph" style:parent-style-name="Standard"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1c3ed7" officeooo:paragraph-rsid="001c3ed7" style:font-size-asian="14pt" style:font-style-asian="italic" style:font-size-complex="14pt"/>
    </style:style>
    <style:style style:name="P26" style:family="paragraph" style:parent-style-name="Standard" style:list-style-name="WW8Num1">
      <style:paragraph-properties fo:margin-left="3.99cm" fo:margin-right="-0.695cm" fo:margin-top="0cm" fo:margin-bottom="0cm" loext:contextual-spacing="true" fo:text-indent="-0.635cm" style:auto-text-indent="false"/>
      <style:text-properties fo:font-variant="normal" fo:text-transform="none" fo:color="#000000" style:text-line-through-style="none" style:text-line-through-type="none" style:font-name="Calibri1" fo:font-size="14pt" fo:font-style="italic" style:text-underline-style="none" fo:font-weight="normal" officeooo:rsid="00477c2b" officeooo:paragraph-rsid="00477c2b" style:text-blinking="false" fo:background-color="transparent" style:font-size-asian="14pt" style:font-style-asian="italic" style:font-weight-asian="normal" style:font-size-complex="14pt" style:font-style-complex="italic" style:font-weight-complex="normal"/>
    </style:style>
    <style:style style:name="P27" style:family="paragraph" style:parent-style-name="Standard" style:list-style-name="WW8Num1">
      <style:paragraph-properties fo:margin-left="3.99cm" fo:margin-right="-0.695cm" fo:margin-top="0cm" fo:margin-bottom="0cm" loext:contextual-spacing="true" fo:text-indent="-0.635cm" style:auto-text-indent="false"/>
      <style:text-properties fo:font-variant="normal" fo:text-transform="none" fo:color="#000000" style:text-line-through-style="none" style:text-line-through-type="none" style:font-name="Calibri1" fo:font-size="14pt" fo:font-style="italic" style:text-underline-style="none" fo:font-weight="normal" style:text-blinking="false" fo:background-color="transparent" style:font-size-asian="14pt" style:font-style-asian="italic" style:font-size-complex="14pt"/>
    </style:style>
    <style:style style:name="P28" style:family="paragraph" style:parent-style-name="Standard" style:list-style-name="WW8Num1">
      <style:paragraph-properties fo:margin-left="3.99cm" fo:margin-right="-0.695cm" fo:margin-top="0cm" fo:margin-bottom="0cm" loext:contextual-spacing="true" fo:text-indent="-0.635cm" style:auto-text-indent="false"/>
      <style:text-properties fo:font-variant="normal" fo:text-transform="none" fo:color="#000000" style:text-line-through-style="none" style:text-line-through-type="none" style:font-name="Calibri1" fo:font-size="14pt" fo:language="en" fo:country="GB" fo:font-style="italic" style:text-underline-style="none" fo:font-weight="normal" officeooo:paragraph-rsid="001c3ed7" style:text-blinking="false" fo:background-color="transparent" style:font-size-asian="14pt" style:font-style-asian="italic" style:font-size-complex="14pt"/>
    </style:style>
    <style:style style:name="P29" style:family="paragraph" style:parent-style-name="Standard" style:list-style-name="WW8Num1">
      <style:paragraph-properties fo:margin-top="0cm" fo:margin-bottom="0cm" loext:contextual-spacing="true"/>
      <style:text-properties style:use-window-font-color="true" fo:font-size="14pt" fo:font-weight="normal" officeooo:rsid="00468346" officeooo:paragraph-rsid="001d0e7a" style:font-size-asian="14pt" style:font-weight-asian="normal" style:font-size-complex="14pt" style:font-weight-complex="normal"/>
    </style:style>
    <style:style style:name="P30" style:family="paragraph" style:parent-style-name="List_20_Paragraph" style:list-style-name="WW8Num1">
      <style:paragraph-properties fo:margin-left="2.72cm" fo:margin-right="-0.695cm" fo:margin-top="0cm" fo:margin-bottom="0cm" loext:contextual-spacing="true" fo:text-indent="-0.635cm" style:auto-text-indent="false"/>
      <style:text-properties fo:font-size="14pt" fo:font-weight="bold" officeooo:rsid="002dde77" officeooo:paragraph-rsid="0049902a" style:font-size-asian="14pt" style:font-weight-asian="bold" style:font-size-complex="14pt"/>
    </style:style>
    <style:style style:name="P31" style:family="paragraph" style:parent-style-name="List_20_Paragraph" style:list-style-name="WW8Num1">
      <style:paragraph-properties fo:margin-left="2.72cm" fo:margin-right="-0.695cm" fo:margin-top="0cm" fo:margin-bottom="0cm" loext:contextual-spacing="true" fo:text-indent="-0.635cm" style:auto-text-indent="false"/>
      <style:text-properties fo:font-size="14pt" fo:font-weight="bold" officeooo:rsid="002dde77" officeooo:paragraph-rsid="002dde77" style:font-size-asian="14pt" style:font-weight-asian="bold" style:font-size-complex="14pt"/>
    </style:style>
    <style:style style:name="P32" style:family="paragraph" style:parent-style-name="List_20_Paragraph" style:list-style-name="WW8Num1">
      <style:paragraph-properties fo:margin-left="2.72cm" fo:margin-right="-0.695cm" fo:margin-top="0cm" fo:margin-bottom="0cm" loext:contextual-spacing="true" fo:text-indent="-0.635cm" style:auto-text-indent="false"/>
      <style:text-properties fo:font-size="14pt" fo:font-weight="bold" style:font-size-asian="14pt" style:font-weight-asian="bold" style:font-size-complex="14pt"/>
    </style:style>
    <style:style style:name="P33" style:family="paragraph" style:parent-style-name="List_20_Paragraph" style:list-style-name="WW8Num1">
      <style:paragraph-properties fo:margin-left="2.72cm" fo:margin-right="-0.695cm" fo:margin-top="0cm" fo:margin-bottom="0cm" loext:contextual-spacing="true" fo:text-indent="-0.635cm" style:auto-text-indent="false"/>
      <style:text-properties fo:font-size="14pt" fo:font-weight="bold" officeooo:rsid="00537583" style:font-size-asian="14pt" style:font-weight-asian="bold" style:font-size-complex="14pt"/>
    </style:style>
    <style:style style:name="P34" style:family="paragraph" style:parent-style-name="List_20_Paragraph" style:list-style-name="WW8Num1">
      <style:paragraph-properties fo:margin-left="2.72cm" fo:margin-right="-0.695cm" fo:margin-top="0cm" fo:margin-bottom="0cm" loext:contextual-spacing="true" fo:text-indent="-0.635cm" style:auto-text-indent="false"/>
      <style:text-properties fo:font-size="14pt" officeooo:rsid="002dde77" officeooo:paragraph-rsid="002dde77" style:font-size-asian="14pt" style:font-size-complex="14pt"/>
    </style:style>
    <style:style style:name="P35" style:family="paragraph" style:parent-style-name="List_20_Paragraph" style:list-style-name="WW8Num1">
      <style:paragraph-properties fo:margin-left="2.72cm" fo:margin-right="-0.695cm" fo:margin-top="0cm" fo:margin-bottom="0cm" loext:contextual-spacing="true" fo:text-indent="-0.635cm" style:auto-text-indent="false"/>
    </style:style>
    <style:style style:name="P36"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officeooo:rsid="002dde77" officeooo:paragraph-rsid="002dde77" style:font-size-asian="14pt" style:font-weight-asian="bold" style:font-size-complex="14pt"/>
    </style:style>
    <style:style style:name="P37"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style:font-size-asian="14pt" style:font-weight-asian="bold" style:font-size-complex="14pt"/>
    </style:style>
    <style:style style:name="P38"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officeooo:rsid="005c6f2d" style:font-size-asian="14pt" style:font-weight-asian="bold" style:font-size-complex="14pt"/>
    </style:style>
    <style:style style:name="P39"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officeooo:rsid="00328140" officeooo:paragraph-rsid="0015e53d" style:font-size-asian="14pt" style:font-weight-asian="bold" style:font-size-complex="14pt"/>
    </style:style>
    <style:style style:name="P40"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officeooo:rsid="005d3f0f" officeooo:paragraph-rsid="005d3f0f" style:font-size-asian="14pt" style:font-weight-asian="bold" style:font-size-complex="14pt"/>
    </style:style>
    <style:style style:name="P41"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officeooo:rsid="001b5934" officeooo:paragraph-rsid="001b5934" style:font-size-asian="14pt" style:font-weight-asian="bold" style:font-size-complex="14pt"/>
    </style:style>
    <style:style style:name="P42"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bold" officeooo:rsid="001c3ed7" officeooo:paragraph-rsid="001c3ed7" style:font-size-asian="14pt" style:font-weight-asian="bold" style:font-size-complex="14pt"/>
    </style:style>
    <style:style style:name="P43"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officeooo:paragraph-rsid="001a6801" style:font-size-asian="14pt" style:font-size-complex="14pt"/>
    </style:style>
    <style:style style:name="P44"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officeooo:paragraph-rsid="00377e57" style:font-size-asian="14pt" style:font-size-complex="14pt"/>
    </style:style>
    <style:style style:name="P45"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officeooo:rsid="001d0e7a" officeooo:paragraph-rsid="001d0e7a" style:font-size-asian="14pt" style:font-size-complex="14pt"/>
    </style:style>
    <style:style style:name="P46" style:family="paragraph" style:parent-style-name="List_20_Paragraph" style:list-style-name="WW8Num1">
      <style:paragraph-properties fo:margin-left="2.72cm" fo:margin-right="-0.695cm" fo:margin-top="0cm" fo:margin-bottom="0cm" loext:contextual-spacing="true" fo:text-indent="-0.635cm" style:auto-text-indent="false"/>
      <style:text-properties style:use-window-font-color="true" fo:font-size="14pt" fo:font-weight="normal" officeooo:rsid="00466963" officeooo:paragraph-rsid="00468346" style:font-size-asian="14pt" style:font-weight-asian="normal" style:font-size-complex="14pt" style:font-weight-complex="normal"/>
    </style:style>
    <style:style style:name="P47"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157e75" officeooo:paragraph-rsid="002dde77" style:font-size-asian="14pt" style:font-style-asian="italic" style:font-size-complex="14pt"/>
    </style:style>
    <style:style style:name="P48"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397b22" officeooo:paragraph-rsid="00397b22" style:font-size-asian="14pt" style:font-style-asian="italic" style:font-size-complex="14pt"/>
    </style:style>
    <style:style style:name="P49"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5e11a3" officeooo:paragraph-rsid="005e11a3" style:font-size-asian="14pt" style:font-style-asian="italic" style:font-size-complex="14pt"/>
    </style:style>
    <style:style style:name="P50"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435f23" officeooo:paragraph-rsid="00435f23" style:font-size-asian="14pt" style:font-style-asian="italic" style:font-size-complex="14pt"/>
    </style:style>
    <style:style style:name="P51"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3b3fd5" officeooo:paragraph-rsid="003b3fd5" style:font-size-asian="14pt" style:font-style-asian="italic" style:font-size-complex="14pt"/>
    </style:style>
    <style:style style:name="P52"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5c6f2d" officeooo:paragraph-rsid="005c6f2d" style:font-size-asian="14pt" style:font-style-asian="italic" style:font-size-complex="14pt"/>
    </style:style>
    <style:style style:name="P53"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3d3452" style:font-size-asian="14pt" style:font-style-asian="italic" style:font-size-complex="14pt"/>
    </style:style>
    <style:style style:name="P54"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3d3452" officeooo:paragraph-rsid="003d3452" style:font-size-asian="14pt" style:font-style-asian="italic" style:font-size-complex="14pt"/>
    </style:style>
    <style:style style:name="P55"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328140" officeooo:paragraph-rsid="00328140" style:font-size-asian="14pt" style:font-style-asian="italic" style:font-size-complex="14pt"/>
    </style:style>
    <style:style style:name="P56"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455d5b" officeooo:paragraph-rsid="00455d5b" style:font-size-asian="14pt" style:font-style-asian="italic" style:font-size-complex="14pt"/>
    </style:style>
    <style:style style:name="P57"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3589aa" officeooo:paragraph-rsid="003589aa" style:font-size-asian="14pt" style:font-style-asian="italic" style:font-size-complex="14pt"/>
    </style:style>
    <style:style style:name="P58"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5f99b8" officeooo:paragraph-rsid="005f99b8" style:font-size-asian="14pt" style:font-style-asian="italic" style:font-size-complex="14pt"/>
    </style:style>
    <style:style style:name="P59"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660b92" officeooo:paragraph-rsid="00660b92" style:font-size-asian="14pt" style:font-style-asian="italic" style:font-size-complex="14pt"/>
    </style:style>
    <style:style style:name="P60"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officeooo:rsid="0066bf57" officeooo:paragraph-rsid="0066bf57" style:font-size-asian="14pt" style:font-style-asian="italic" style:font-size-complex="14pt"/>
    </style:style>
    <style:style style:name="P61"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font-style="italic" fo:font-weight="normal" officeooo:rsid="00660b92" officeooo:paragraph-rsid="00660b92" style:font-size-asian="14pt" style:font-style-asian="italic" style:font-weight-asian="normal" style:font-size-complex="14pt" style:font-style-complex="italic" style:font-weight-complex="normal"/>
    </style:style>
    <style:style style:name="P62"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fo:font-size="14pt" fo:language="en" fo:country="GB" fo:font-style="italic" style:font-size-asian="14pt" style:font-style-asian="italic" style:font-size-complex="14pt"/>
    </style:style>
    <style:style style:name="P63" style:family="paragraph" style:parent-style-name="List_20_Paragraph" style:list-style-name="WW8Num1">
      <style:paragraph-properties fo:margin-left="3.99cm" fo:margin-right="-0.695cm" fo:margin-top="0cm" fo:margin-bottom="0cm" loext:contextual-spacing="true" fo:text-indent="-0.635cm" style:auto-text-indent="false"/>
      <style:text-properties style:use-window-font-color="true"/>
    </style:style>
    <style:style style:name="P64"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officeooo:rsid="002dde77" officeooo:paragraph-rsid="002dde77" style:font-size-asian="14pt" style:font-style-asian="italic" style:font-size-complex="14pt"/>
    </style:style>
    <style:style style:name="P65"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officeooo:rsid="003b3fd5" officeooo:paragraph-rsid="003b3fd5" style:font-size-asian="14pt" style:font-style-asian="italic" style:font-size-complex="14pt"/>
    </style:style>
    <style:style style:name="P66"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officeooo:rsid="002f7f0b" officeooo:paragraph-rsid="002f7f0b" style:font-size-asian="14pt" style:font-style-asian="italic" style:font-size-complex="14pt"/>
    </style:style>
    <style:style style:name="P67"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officeooo:rsid="005c6f2d" officeooo:paragraph-rsid="005c6f2d" style:font-size-asian="14pt" style:font-style-asian="italic" style:font-size-complex="14pt"/>
    </style:style>
    <style:style style:name="P68"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officeooo:rsid="005d3f0f" officeooo:paragraph-rsid="005d3f0f" style:font-size-asian="14pt" style:font-style-asian="italic" style:font-size-complex="14pt"/>
    </style:style>
    <style:style style:name="P69"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style:font-size-asian="14pt" style:font-style-asian="italic" style:font-size-complex="14pt"/>
    </style:style>
    <style:style style:name="P70" style:family="paragraph" style:parent-style-name="List_20_Paragraph" style:list-style-name="WW8Num1">
      <style:paragraph-properties fo:margin-left="3.99cm" fo:margin-right="-0.695cm" fo:margin-top="0cm" fo:margin-bottom="0cm" loext:contextual-spacing="true" fo:text-indent="-0.635cm" style:auto-text-indent="false"/>
      <style:text-properties fo:font-size="14pt" fo:font-style="italic" officeooo:rsid="00455d5b" officeooo:paragraph-rsid="00455d5b" style:font-size-asian="14pt" style:font-style-asian="italic" style:font-size-complex="14pt"/>
    </style:style>
    <style:style style:name="P71" style:family="paragraph" style:parent-style-name="List_20_Paragraph" style:list-style-name="WW8Num1">
      <style:paragraph-properties fo:margin-top="0cm" fo:margin-bottom="0cm" loext:contextual-spacing="true"/>
      <style:text-properties officeooo:rsid="005c6f2d" officeooo:paragraph-rsid="005c6f2d"/>
    </style:style>
    <style:style style:name="P72" style:family="paragraph" style:parent-style-name="List_20_Paragraph" style:list-style-name="WW8Num1">
      <style:paragraph-properties fo:margin-top="0cm" fo:margin-bottom="0cm" loext:contextual-spacing="true"/>
      <style:text-properties style:use-window-font-color="true" fo:font-size="14pt" fo:font-style="italic" officeooo:rsid="00435f23" officeooo:paragraph-rsid="00435f23" style:font-size-asian="14pt" style:font-style-asian="italic" style:font-size-complex="14pt"/>
    </style:style>
    <style:style style:name="P73" style:family="paragraph" style:parent-style-name="List_20_Paragraph" style:list-style-name="WW8Num1">
      <style:paragraph-properties fo:margin-top="0cm" fo:margin-bottom="0cm" loext:contextual-spacing="true"/>
      <style:text-properties officeooo:rsid="00540295" officeooo:paragraph-rsid="00540295"/>
    </style:style>
    <style:style style:name="P74" style:family="paragraph" style:parent-style-name="List_20_Paragraph" style:list-style-name="WW8Num1">
      <style:paragraph-properties fo:margin-left="2.085cm" fo:margin-right="-0.695cm" fo:margin-top="0cm" fo:margin-bottom="0cm" loext:contextual-spacing="true" fo:text-indent="0cm" style:auto-text-indent="false"/>
      <style:text-properties style:use-window-font-color="true" fo:font-size="14pt" fo:font-weight="bold" officeooo:paragraph-rsid="00537583" style:font-size-asian="14pt" style:font-weight-asian="bold" style:font-size-complex="14pt"/>
    </style:style>
    <style:style style:name="P75" style:family="paragraph" style:parent-style-name="List_20_Paragraph" style:list-style-name="WW8Num1">
      <style:paragraph-properties fo:margin-left="0cm" fo:margin-right="-0.695cm" fo:margin-top="0cm" fo:margin-bottom="0cm" loext:contextual-spacing="true" fo:text-indent="0cm" style:auto-text-indent="false"/>
      <style:text-properties fo:font-size="14pt" fo:language="en" fo:country="GB" fo:font-style="italic" style:font-size-asian="14pt" style:font-style-asian="italic" style:font-size-complex="14pt"/>
    </style:style>
    <style:style style:name="P76" style:family="paragraph" style:parent-style-name="List_20_Paragraph" style:list-style-name="WW8Num1">
      <loext:graphic-properties draw:fill="none"/>
      <style:paragraph-properties fo:margin-left="2.701cm" fo:margin-right="-0.7cm" fo:margin-top="0cm" fo:margin-bottom="0cm" loext:contextual-spacing="true" fo:line-height="107%" fo:orphans="2" fo:widows="2" fo:hyphenation-ladder-count="no-limit" fo:text-indent="0.7cm" style:auto-text-indent="false" fo:background-color="transparent" style:writing-mode="lr-tb">
        <style:tab-stops>
          <style:tab-stop style:position="3.311cm"/>
        </style:tab-stops>
      </style:paragraph-properties>
      <style:text-properties style:use-window-font-color="true" fo:font-size="14pt" fo:font-weight="normal" officeooo:rsid="00466963" officeooo:paragraph-rsid="0048e312" style:font-size-asian="14pt" style:font-weight-asian="normal" style:font-size-complex="14pt" style:font-weight-complex="normal" fo:hyphenate="false" fo:hyphenation-remain-char-count="2" fo:hyphenation-push-char-count="2"/>
    </style:style>
    <style:style style:name="P77" style:family="paragraph" style:parent-style-name="List_20_Paragraph" style:list-style-name="L1">
      <style:paragraph-properties fo:margin-left="0cm" fo:margin-right="0cm" fo:margin-top="0cm" fo:margin-bottom="0cm" loext:contextual-spacing="true" fo:text-indent="0cm" style:auto-text-indent="false"/>
      <style:text-properties style:use-window-font-color="true" fo:font-size="14pt" fo:font-weight="normal" officeooo:rsid="00466963" officeooo:paragraph-rsid="00466963" style:font-size-asian="14pt" style:font-weight-asian="normal" style:font-size-complex="14pt" style:font-weight-complex="normal"/>
    </style:style>
    <style:style style:name="P78" style:family="paragraph">
      <loext:graphic-properties draw:fill="solid" draw:fill-color="#020102" draw:opacity="100%"/>
      <style:paragraph-properties style:writing-mode="lr-tb"/>
    </style:style>
    <style:style style:name="P79" style:family="paragraph">
      <loext:graphic-properties draw:fill="none" draw:fill-color="#ffffff"/>
      <style:paragraph-properties style:writing-mode="lr-tb"/>
    </style:style>
    <style:style style:name="T1" style:family="text">
      <style:text-properties fo:font-size="14pt" fo:language="en" fo:country="GB" fo:font-style="italic" style:font-size-asian="14pt" style:font-style-asian="italic" style:font-size-complex="14pt"/>
    </style:style>
    <style:style style:name="T2" style:family="text">
      <style:text-properties fo:font-size="14pt" fo:language="en" fo:country="GB" fo:font-style="italic" officeooo:rsid="00162c7e" style:font-size-asian="14pt" style:font-style-asian="italic" style:font-size-complex="14pt"/>
    </style:style>
    <style:style style:name="T3" style:family="text">
      <style:text-properties fo:font-size="14pt" fo:language="en" fo:country="GB" fo:font-style="italic" officeooo:rsid="0058dc13" style:font-size-asian="14pt" style:font-style-asian="italic"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58dc13" style:font-size-asian="14pt" style:font-weight-asian="bold" style:font-size-complex="14pt"/>
    </style:style>
    <style:style style:name="T6" style:family="text">
      <style:text-properties fo:font-size="14pt" fo:font-style="italic" style:font-size-asian="14pt" style:font-style-asian="italic" style:font-size-complex="14pt"/>
    </style:style>
    <style:style style:name="T7" style:family="text">
      <style:text-properties fo:font-size="14pt" fo:font-style="italic" officeooo:rsid="00328140" style:font-size-asian="14pt" style:font-style-asian="italic" style:font-size-complex="14pt"/>
    </style:style>
    <style:style style:name="T8" style:family="text">
      <style:text-properties fo:font-size="14pt" fo:font-style="italic" officeooo:rsid="00500988" style:font-size-asian="14pt" style:font-style-asian="italic" style:font-size-complex="14pt"/>
    </style:style>
    <style:style style:name="T9" style:family="text">
      <style:text-properties fo:font-style="italic" fo:font-weight="bold" officeooo:rsid="001a6801" style:font-style-asian="italic" style:font-weight-asian="bold" style:font-style-complex="italic"/>
    </style:style>
    <style:style style:name="T10" style:family="text">
      <style:text-properties fo:font-style="italic" fo:font-weight="bold" officeooo:rsid="00271679" style:font-style-asian="italic" style:font-weight-asian="bold" style:font-style-complex="italic"/>
    </style:style>
    <style:style style:name="T11" style:family="text">
      <style:text-properties fo:font-style="italic" fo:font-weight="bold" officeooo:rsid="005af859" style:font-style-asian="italic" style:font-weight-asian="bold" style:font-style-complex="italic"/>
    </style:style>
    <style:style style:name="T12" style:family="text">
      <style:text-properties fo:font-style="italic" officeooo:rsid="0049902a" style:font-style-asian="italic" style:font-style-complex="italic"/>
    </style:style>
    <style:style style:name="T13" style:family="text">
      <style:text-properties fo:font-weight="bold" style:font-weight-asian="bold"/>
    </style:style>
    <style:style style:name="T14" style:family="text">
      <style:text-properties fo:font-weight="bold" officeooo:rsid="0015e53d" style:font-weight-asian="bold"/>
    </style:style>
    <style:style style:name="T15" style:family="text">
      <style:text-properties fo:font-weight="bold" officeooo:rsid="00271679" style:font-weight-asian="bold"/>
    </style:style>
    <style:style style:name="T16" style:family="text">
      <style:text-properties fo:font-weight="bold" officeooo:rsid="002f7f0b" style:font-weight-asian="bold"/>
    </style:style>
    <style:style style:name="T17" style:family="text">
      <style:text-properties fo:font-weight="bold" officeooo:rsid="002a0add" style:font-weight-asian="bold"/>
    </style:style>
    <style:style style:name="T18" style:family="text">
      <style:text-properties fo:font-weight="bold" officeooo:rsid="004e71ef" style:font-weight-asian="bold"/>
    </style:style>
    <style:style style:name="T19" style:family="text">
      <style:text-properties fo:font-weight="bold" officeooo:rsid="00540295" style:font-weight-asian="bold"/>
    </style:style>
    <style:style style:name="T20" style:family="text">
      <style:text-properties fo:font-weight="bold" officeooo:rsid="005c6f2d" style:font-weight-asian="bold"/>
    </style:style>
    <style:style style:name="T21" style:family="text">
      <style:text-properties fo:font-weight="bold" officeooo:rsid="005f99b8" style:font-weight-asian="bold"/>
    </style:style>
    <style:style style:name="T22" style:family="text">
      <style:text-properties style:use-window-font-color="true"/>
    </style:style>
    <style:style style:name="T23" style:family="text">
      <style:text-properties style:use-window-font-color="true" fo:font-weight="bold" style:font-weight-asian="bold"/>
    </style:style>
    <style:style style:name="T24" style:family="text">
      <style:text-properties style:use-window-font-color="true" fo:font-weight="bold" officeooo:rsid="00157e75" style:font-weight-asian="bold"/>
    </style:style>
    <style:style style:name="T25" style:family="text">
      <style:text-properties style:use-window-font-color="true" fo:font-weight="bold" officeooo:rsid="002f7f0b" style:font-weight-asian="bold"/>
    </style:style>
    <style:style style:name="T26" style:family="text">
      <style:text-properties style:use-window-font-color="true" fo:font-weight="bold" officeooo:rsid="005af859" style:font-weight-asian="bold"/>
    </style:style>
    <style:style style:name="T27" style:family="text">
      <style:text-properties style:use-window-font-color="true" officeooo:rsid="00157e75"/>
    </style:style>
    <style:style style:name="T28" style:family="text">
      <style:text-properties style:use-window-font-color="true" fo:font-size="14pt" fo:font-style="italic" style:font-size-asian="14pt" style:font-style-asian="italic" style:font-size-complex="14pt"/>
    </style:style>
    <style:style style:name="T29" style:family="text">
      <style:text-properties style:use-window-font-color="true" fo:font-size="14pt" fo:font-style="italic" officeooo:rsid="002f7f0b" style:font-size-asian="14pt" style:font-style-asian="italic" style:font-size-complex="14pt"/>
    </style:style>
    <style:style style:name="T30" style:family="text">
      <style:text-properties style:use-window-font-color="true" fo:font-size="14pt" fo:font-style="italic" officeooo:rsid="0063e8a1" style:font-size-asian="14pt" style:font-style-asian="italic" style:font-size-complex="14pt"/>
    </style:style>
    <style:style style:name="T31" style:family="text">
      <style:text-properties style:use-window-font-color="true" fo:font-size="14pt" fo:font-weight="normal" style:font-size-asian="14pt" style:font-weight-asian="normal" style:font-size-complex="14pt" style:font-weight-complex="normal"/>
    </style:style>
    <style:style style:name="T32" style:family="text">
      <style:text-properties style:use-window-font-color="true" fo:font-size="14pt" fo:font-weight="normal" officeooo:rsid="005f99b8" style:font-size-asian="14pt" style:font-weight-asian="normal" style:font-size-complex="14pt" style:font-weight-complex="normal"/>
    </style:style>
    <style:style style:name="T33" style:family="text">
      <style:text-properties style:use-window-font-color="true" officeooo:rsid="0018f2f5"/>
    </style:style>
    <style:style style:name="T34" style:family="text">
      <style:text-properties style:use-window-font-color="true" officeooo:rsid="005af859"/>
    </style:style>
    <style:style style:name="T35" style:family="text">
      <style:text-properties style:use-window-font-color="true" officeooo:rsid="005e11a3"/>
    </style:style>
    <style:style style:name="T36" style:family="text">
      <style:text-properties officeooo:rsid="00271679"/>
    </style:style>
    <style:style style:name="T37" style:family="text">
      <style:text-properties officeooo:rsid="0028df96"/>
    </style:style>
    <style:style style:name="T38" style:family="text">
      <style:text-properties officeooo:rsid="002a0add"/>
    </style:style>
    <style:style style:name="T39" style:family="text">
      <style:text-properties officeooo:rsid="003589aa"/>
    </style:style>
    <style:style style:name="T40" style:family="text">
      <style:text-properties officeooo:rsid="0037a48e"/>
    </style:style>
    <style:style style:name="T41" style:family="text">
      <style:text-properties officeooo:rsid="00455d5b"/>
    </style:style>
    <style:style style:name="T42" style:family="text">
      <style:text-properties fo:font-variant="normal" fo:text-transform="none" fo:color="#000000" style:text-line-through-style="none" style:text-line-through-type="none" style:font-name="Calibri1" style:text-underline-style="none" fo:font-weight="normal" style:text-blinking="false" fo:background-color="transparent" loext:char-shading-value="0"/>
    </style:style>
    <style:style style:name="T43" style:family="text">
      <style:text-properties officeooo:rsid="0049902a"/>
    </style:style>
    <style:style style:name="T44" style:family="text">
      <style:text-properties officeooo:rsid="004b30dd"/>
    </style:style>
    <style:style style:name="T45" style:family="text">
      <style:text-properties officeooo:rsid="004da82a"/>
    </style:style>
    <style:style style:name="T46" style:family="text">
      <style:text-properties officeooo:rsid="004e71ef"/>
    </style:style>
    <style:style style:name="T47" style:family="text">
      <style:text-properties officeooo:rsid="0051b50b"/>
    </style:style>
    <style:style style:name="T48" style:family="text">
      <style:text-properties officeooo:rsid="00537583"/>
    </style:style>
    <style:style style:name="T49" style:family="text">
      <style:text-properties fo:font-weight="normal" officeooo:rsid="005d3f0f" style:font-weight-asian="normal" style:font-weight-complex="normal"/>
    </style:style>
    <style:style style:name="T50" style:family="text">
      <style:text-properties fo:font-weight="normal" officeooo:rsid="0063e8a1" style:font-weight-asian="normal" style:font-weight-complex="normal"/>
    </style:style>
    <style:style style:name="T51" style:family="text">
      <style:text-properties officeooo:rsid="005af859"/>
    </style:style>
    <style:style style:name="T52" style:family="text">
      <style:text-properties officeooo:rsid="005c6f2d"/>
    </style:style>
    <style:style style:name="T53" style:family="text">
      <style:text-properties officeooo:rsid="005d3f0f"/>
    </style:style>
    <style:style style:name="T54" style:family="text">
      <style:text-properties officeooo:rsid="005e11a3"/>
    </style:style>
    <style:style style:name="T55" style:family="text">
      <style:text-properties officeooo:rsid="005f99b8"/>
    </style:style>
    <style:style style:name="T56" style:family="text">
      <style:text-properties officeooo:rsid="0063e8a1"/>
    </style:style>
    <style:style style:name="T57" style:family="text">
      <style:text-properties officeooo:rsid="00660b92"/>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020102" draw:opacity="100%"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 style:family="graphic">
      <style:graphic-properties draw:stroke="none" draw:fill="solid" draw:fill-color="#020102" draw:opacity="100%" draw:textarea-horizontal-align="left" draw:textarea-vertical-align="top" draw:auto-grow-height="false" fo:min-height="0.543cm" fo:min-width="0cm" fo:padding-top="0.229cm" fo:padding-bottom="0.229cm" fo:padding-left="0.441cm" fo:padding-right="0.441cm" fo:wrap-option="wrap" draw:shadow-color="#808080" style:run-through="background"/>
    </style:style>
    <style:style style:name="gr4" style:family="graphic">
      <style:graphic-properties draw:stroke="none" draw:fill="solid" draw:fill-color="#020102" draw:opacity="100%" draw:textarea-horizontal-align="left" draw:textarea-vertical-align="top" draw:auto-grow-height="false" fo:min-height="0.289cm" fo:min-width="0.799cm" fo:padding-top="0.229cm" fo:padding-bottom="0.229cm" fo:padding-left="0.441cm" fo:padding-right="0.441cm" fo:wrap-option="wrap" draw:shadow-color="#808080" style:run-through="background"/>
    </style:style>
    <style:style style:name="gr5"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solid" svg:stroke-width="0.019cm" svg:stroke-color="#1c1c1b" svg:stroke-opacity="100%" draw:stroke-linejoin="miter" svg:stroke-linecap="square" draw:fill="none" draw:fill-color="#ffffff" draw:textarea-horizontal-align="left" draw:textarea-vertical-align="top" draw:auto-grow-height="false" fo:min-height="13.543cm" fo:min-width="18.12cm" fo:padding-top="0.229cm" fo:padding-bottom="0.229cm" fo:padding-left="0.441cm" fo:padding-right="0.441cm" fo:wrap-option="wrap" draw:shadow-color="#808080" style:run-through="background"/>
    </style:style>
    <style:style style:name="gr7" style:family="graphic">
      <style:graphic-properties draw:stroke="solid" svg:stroke-width="0.019cm" svg:stroke-color="#1c1c1b" svg:stroke-opacity="100%" draw:stroke-linejoin="miter" svg:stroke-linecap="square" draw:fill="none" draw:fill-color="#ffffff" draw:textarea-horizontal-align="left" draw:textarea-vertical-align="top" draw:auto-grow-height="false" fo:min-height="0.037cm" fo:min-width="0cm" fo:padding-top="0.229cm" fo:padding-bottom="0.229cm" fo:padding-left="0.441cm" fo:padding-right="0.441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draw:g text:anchor-type="as-char" svg:y="0cm" draw:z-index="0" draw:name="Shape1" draw:style-name="gr1"><draw:custom-shape draw:name="Freeform 2" draw:style-name="gr2" draw:text-style-name="P78" svg:width="0.181cm" svg:height="0.294cm" svg:x="1.96cm" svg:y="0.815cm"><text:p/><draw:enhanced-geometry svg:viewBox="0 0 65300 105804" draw:extrusion-allowed="true" draw:glue-points="65300 0 65300 34881 53496 43594 46532 50243 39251 58631 31651 68756 30377 70041 29286 71939 28325 74456 27385 76989 27526 78891 28800 80154 29426 81440 32911 80792 39251 78253 65300 66309 65300 90251 57772 95353 47951 102326 36713 105804 24063 105804 15825 105804 9662 102326 5537 95353 1425 88392 0 81108 1264 73504 3161 59591 8237 47244 16463 36468 24678 25704 34337 16682 45426 9396 65300 0" draw:type="non-primitive" draw:enhanced-path="M 65300 0 L 65300 34881 53496 43594 C 46532 50243 39251 58631 31651 68756 30377 70041 29286 71939 28325 74456 27385 76989 27526 78891 28800 80154 29426 81440 32911 80792 39251 78253 L 65300 66309 65300 90251 57772 95353 C 47951 102326 36713 105804 24063 105804 15825 105804 9662 102326 5537 95353 1425 88392 0 81108 1264 73504 3161 59591 8237 47244 16463 36468 24678 25704 34337 16682 45426 9396 L 6530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sqrt(1*1-*)"/><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15572-1"/><draw:equation draw:name="f26" draw:formula=""/><draw:equation draw:name="f27" draw:formula=""/><draw:equation draw:name="f28" draw:formula=""/><draw:equation draw:name="f29" draw:formula=""/><draw:equation draw:name="f30" draw:formula=""/><draw:equation draw:name="f31" draw:formula=""/><draw:equation draw:name="f32" draw:formula=""/><draw:equation draw:name="f33" draw:formula=""/></draw:enhanced-geometry></draw:custom-shape><draw:custom-shape draw:name="Freeform 3" draw:style-name="gr2" draw:text-style-name="P78" svg:width="0.357cm" svg:height="0.324cm" svg:x="2.141cm" svg:y="0.78cm"><text:p/><draw:enhanced-geometry svg:viewBox="0 0 128772 116820" draw:extrusion-allowed="true" draw:glue-points="48986 0 54684 0 61646 1584 69888 4749 78098 7920 82224 12035 82224 17095 82224 18997 80637 21693 77483 25160 74297 28645 71784 31669 69888 34186 69888 34822 68602 36886 66085 40359 63548 43844 60538 47963 57060 52711 53572 57460 50562 62532 48035 67911 45497 73296 44237 78519 44237 83574 44237 92454 48986 96872 58486 96872 66085 96246 74635 94356 84125 91169 93621 88008 101225 85475 106921 83574 120223 78832 123382 77569 124809 76931 124499 76931 125921 76931 127822 76931 128772 78206 128772 80722 127822 81672 124020 84521 123382 85172 121010 87231 116895 90698 112770 94183 107399 97819 100750 101620 94097 105423 86649 108906 78437 112071 70196 115242 61646 116820 52787 116820 44550 116820 37739 114296 32360 109224 26975 104159 23012 97509 20498 89272 0 103167 0 79225 2923 77885 9573 73458 14796 68709 18597 63633 22400 58569 25549 53510 28088 48434 30614 43373 33786 37987 37584 32284 30614 32284 20801 35456 8146 41784 0 47798 0 12916 15275 5695 27612 1897 38847 0 48986 0" draw:type="non-primitive" draw:enhanced-path="M 48986 0 C 54684 0 61646 1584 69888 4749 78098 7920 82224 12035 82224 17095 82224 18997 80637 21693 77483 25160 74297 28645 71784 31669 69888 34186 69888 34822 68602 36886 66085 40359 63548 43844 60538 47963 57060 52711 53572 57460 50562 62532 48035 67911 45497 73296 44237 78519 44237 83574 44237 92454 48986 96872 58486 96872 66085 96246 74635 94356 84125 91169 93621 88008 101225 85475 106921 83574 L 120223 78832 C 123382 77569 124809 76931 124499 76931 L 125921 76931 C 127822 76931 128772 78206 128772 80722 L 127822 81672 124020 84521 C 123382 85172 121010 87231 116895 90698 112770 94183 107399 97819 100750 101620 94097 105423 86649 108906 78437 112071 70196 115242 61646 116820 52787 116820 44550 116820 37739 114296 32360 109224 26975 104159 23012 97509 20498 89272 L 0 103167 0 79225 2923 77885 C 9573 73458 14796 68709 18597 63633 22400 58569 25549 53510 28088 48434 30614 43373 33786 37987 37584 32284 30614 32284 20801 35456 8146 41784 L 0 47798 0 12916 15275 5695 C 27612 1897 38847 0 48986 0 Z N"><draw:equation draw:name="f0" draw:formula=""/><draw:equation draw:name="f1" draw:formula=""/><draw:equation draw:name="f2" draw:formula=""/><draw:equation draw:name="f3" draw:formula="1+474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1+-31350"/><draw:equation draw:name="f13" draw:formula="1+-30714"/><draw:equation draw:name="f14" draw:formula=""/><draw:equation draw:name="f15" draw:formula=""/><draw:equation draw:name="f16" draw:formula=""/><draw:equation draw:name="f17" draw:formula=""/><draw:equation draw:name="f18" draw:formula=""/><draw:equation draw:name="f19" draw:formula=""/><draw:equation draw:name="f20" draw:formula="-(sin(*(pi/180))*(0-10800)-cos(*(pi/180))*(?f68 -10800))+10800"/><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draw:equation draw:name="f40" draw:formula="min(,)"/><draw:equation draw:name="f41" draw:formula="min(,)"/><draw:equation draw:name="f42" draw:formula=""/><draw:equation draw:name="f43" draw:formula=""/><draw:equation draw:name="f44" draw:formula=""/><draw:equation draw:name="f45" draw:formula=""/><draw:equation draw:name="f46" draw:formula=""/><draw:equation draw:name="f47" draw:formula="-(sin(*(pi/180))*(-10800)-cos(*(pi/180))*(28647-10800))+10800"/><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if(,-14252,)"/><draw:equation draw:name="f57" draw:formula=""/><draw:equation draw:name="f58" draw:formula=""/><draw:equation draw:name="f59" draw:formula=""/><draw:equation draw:name="f60" draw:formula=""/><draw:equation draw:name="f61" draw:formula=""/><draw:equation draw:name="f62" draw:formula="-27905-1"/><draw:equation draw:name="f63" draw:formula="13689-1"/><draw:equation draw:name="f64" draw:formula=""/><draw:equation draw:name="f65" draw:formula=""/><draw:equation draw:name="f66" draw:formula=""/><draw:equation draw:name="f67" draw:formula=""/><draw:equation draw:name="f68" draw:formula="sqrt(0*0-0*0)"/><draw:equation draw:name="f69" draw:formula=""/><draw:equation draw:name="f70" draw:formula=""/><draw:equation draw:name="f71" draw:formula=""/><draw:equation draw:name="f72" draw:formula=""/><draw:equation draw:name="f73" draw:formula=""/><draw:equation draw:name="f74" draw:formula=""/><draw:equation draw:name="f75" draw:formula=""/><draw:equation draw:name="f76" draw:formula=""/><draw:equation draw:name="f77" draw:formula="-17738"/><draw:equation draw:name="f78" draw:formula="12916"/><draw:equation draw:name="f79" draw:formula=""/><draw:equation draw:name="f80" draw:formula=""/><draw:equation draw:name="f81" draw:formula=""/><draw:equation draw:name="f82" draw:formula=""/></draw:enhanced-geometry></draw:custom-shape><draw:custom-shape draw:name="Freeform 4" draw:style-name="gr3" draw:text-style-name="P78" svg:width="0.705cm" svg:height="1.003cm" svg:x="0cm" svg:y="0.261cm"><text:p/><draw:enhanced-geometry svg:viewBox="0 0 254061 359996" draw:extrusion-allowed="true" draw:glue-points="254061 0 254061 38686 234123 52736 197071 80276 160514 109573 124423 140588 112388 151362 100199 162284 87851 173361 75503 184446 64112 195844 53661 207551 43214 219272 34665 231300 28015 243644 21367 255985 18040 268495 18040 281160 18040 297633 23415 310125 34190 318672 44950 327222 58252 333237 74078 336722 89903 340196 106211 341471 123002 340520 139764 339570 154487 337824 167162 335296 176659 333396 186465 330544 196600 326746 206723 322948 215910 319147 224147 315346 232373 311547 239184 308231 244574 305384 250248 302691 244692 301348 241606 299607 239035 296994 236974 293508 232859 286545 231433 279259 232697 271659 234598 257745 239671 245394 247897 234622 254061 228860 254061 300157 253585 300157 254061 300407 254061 332803 252637 333871 247561 337348 240611 340995 231751 344797 222876 348598 211950 352069 198972 355248 185986 358409 170961 359996 153864 359996 143090 359996 131213 359359 118250 358095 105264 356810 92441 354769 79776 351922 67104 349071 54925 344948 43214 339570 31490 334183 21838 327060 14238 318197 4752 308062 0 295096 0 279259 0 263445 4273 247294 12823 230821 21367 214362 31651 198860 43687 184284 55714 169721 68390 156111 81674 143435 94976 130788 106373 120020 115874 111150 146887 83286 177754 57488 208477 33739 254061 0" draw:type="non-primitive" draw:enhanced-path="M 254061 0 L 254061 38686 234123 52736 C 197071 80276 160514 109573 124423 140588 112388 151362 100199 162284 87851 173361 75503 184446 64112 195844 53661 207551 43214 219272 34665 231300 28015 243644 21367 255985 18040 268495 18040 281160 18040 297633 23415 310125 34190 318672 44950 327222 58252 333237 74078 336722 89903 340196 106211 341471 123002 340520 139764 339570 154487 337824 167162 335296 176659 333396 186465 330544 196600 326746 206723 322948 215910 319147 224147 315346 232373 311547 239184 308231 244574 305384 L 250248 302691 244692 301348 C 241606 299607 239035 296994 236974 293508 232859 286545 231433 279259 232697 271659 234598 257745 239671 245394 247897 234622 L 254061 228860 254061 300157 253585 300157 254061 300407 254061 332803 252637 333871 C 247561 337348 240611 340995 231751 344797 222876 348598 211950 352069 198972 355248 185986 358409 170961 359996 153864 359996 143090 359996 131213 359359 118250 358095 105264 356810 92441 354769 79776 351922 67104 349071 54925 344948 43214 339570 31490 334183 21838 327060 14238 318197 4752 308062 0 295096 0 279259 0 263445 4273 247294 12823 230821 21367 214362 31651 198860 43687 184284 55714 169721 68390 156111 81674 143435 94976 130788 106373 120020 115874 111150 146887 83286 177754 57488 208477 33739 L 254061 0 Z N"><draw:equation draw:name="f0" draw:formula=""/><draw:equation draw:name="f1" draw:formula=""/><draw:equation draw:name="f2" draw:formula=""/><draw:equation draw:name="f3" draw:formula=""/><draw:equation draw:name="f4" draw:formula="(+?f5 )/2"/><draw:equation draw:name="f5" draw:formula="sqrt(*+?f44 *?f44 +*)"/><draw:equation draw:name="f6" draw:formula="min(,20290)"/><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draw:equation draw:name="f40" draw:formula=""/><draw:equation draw:name="f41" draw:formula=""/><draw:equation draw:name="f42" draw:formula=""/><draw:equation draw:name="f43" draw:formula=""/><draw:equation draw:name="f44" draw:formula=""/><draw:equation draw:name="f45" draw:formula="3*sin(17115*(pi/180))"/><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3*sin(?f0 *(pi/180))"/><draw:equation draw:name="f57" draw:formula=""/><draw:equation draw:name="f58" draw:formula=""/><draw:equation draw:name="f59" draw:formula=""/><draw:equation draw:name="f60" draw:formula=""/><draw:equation draw:name="f61" draw:formula=""/><draw:equation draw:name="f62" draw:formula="-(sin(*(pi/180))*(2-10800)-cos(*(pi/180))*(-10800))+10800"/><draw:equation draw:name="f63" draw:formula=""/><draw:equation draw:name="f64" draw:formula="atan2(?f60 ,2)/(pi/180)"/><draw:equation draw:name="f65" draw:formula=""/><draw:equation draw:name="f66" draw:formula=""/><draw:equation draw:name="f67" draw:formula=""/><draw:equation draw:name="f68" draw:formula=""/><draw:equation draw:name="f69" draw:formula=""/><draw:equation draw:name="f70" draw:formula=""/><draw:equation draw:name="f71" draw:formula=""/><draw:equation draw:name="f72" draw:formula=""/><draw:equation draw:name="f73" draw:formula=""/><draw:equation draw:name="f74" draw:formula="(+)/2"/><draw:equation draw:name="f75" draw:formula=""/><draw:equation draw:name="f76" draw:formula=""/><draw:equation draw:name="f77" draw:formula=""/><draw:equation draw:name="f78" draw:formula="-32584-4"/><draw:equation draw:name="f79" draw:formula="17115-4"/><draw:equation draw:name="f80" draw:formula="1301-4"/><draw:equation draw:name="f81" draw:formula=""/><draw:equation draw:name="f82" draw:formula=""/><draw:equation draw:name="f83" draw:formula=""/><draw:equation draw:name="f84" draw:formula=""/><draw:equation draw:name="f85" draw:formula=""/><draw:equation draw:name="f86" draw:formula=""/><draw:equation draw:name="f87" draw:formula=""/><draw:equation draw:name="f88" draw:formula="*cos(12363*(pi/180))"/><draw:equation draw:name="f89" draw:formula="+?f0 -1"/><draw:equation draw:name="f90" draw:formula=""/><draw:equation draw:name="f91" draw:formula=""/><draw:equation draw:name="f92" draw:formula=""/><draw:equation draw:name="f93" draw:formula=""/><draw:equation draw:name="f94" draw:formula=""/><draw:equation draw:name="f95" draw:formula=""/></draw:enhanced-geometry></draw:custom-shape><draw:custom-shape draw:name="Freeform 5" draw:style-name="gr2" draw:text-style-name="P78" svg:width="0.115cm" svg:height="0.373cm" svg:x="0.706cm" svg:y="0.815cm"><text:p/><draw:enhanced-geometry svg:viewBox="0 0 42677 134655" draw:extrusion-allowed="true" draw:glue-points="42677 0 42677 34886 30871 43601 23905 50250 16623 58638 9023 68763 7749 70034 6659 71935 5711 74462 4761 77000 4902 78897 6187 80161 6802 81435 10290 80798 16623 78260 42677 66303 42677 90255 35148 95360 30237 98847 24971 101459 19352 103200 5595 105205 8552 106761 14564 109277 17574 113400 17574 119098 17574 120999 16623 122738 14723 124321 12826 125899 10601 127324 8073 128599 0 134655 0 102260 148 102337 477 102009 0 102009 0 30712 22797 9403 42677 0" draw:type="non-primitive" draw:enhanced-path="M 42677 0 L 42677 34886 30871 43601 C 23905 50250 16623 58638 9023 68763 7749 70034 6659 71935 5711 74462 4761 77000 4902 78897 6187 80161 6802 81435 10290 80798 16623 78260 L 42677 66303 42677 90255 35148 95360 C 30237 98847 24971 101459 19352 103200 L 5595 105205 8552 106761 C 14564 109277 17574 113400 17574 119098 17574 120999 16623 122738 14723 124321 12826 125899 10601 127324 8073 128599 L 0 134655 0 102260 148 102337 477 102009 0 102009 0 30712 22797 9403 42677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abs(0)"/><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draw:equation draw:name="f32" draw:formula="3583-2"/><draw:equation draw:name="f33" draw:formula="-28812-1"/><draw:equation draw:name="f34" draw:formula=""/><draw:equation draw:name="f35" draw:formula=""/><draw:equation draw:name="f36" draw:formula="-29063-1"/><draw:equation draw:name="f37" draw:formula="30712"/><draw:equation draw:name="f38" draw:formula="sqrt(0)"/><draw:equation draw:name="f39" draw:formula=""/></draw:enhanced-geometry></draw:custom-shape><draw:custom-shape draw:name="Freeform 6" draw:style-name="gr2" draw:text-style-name="P78" svg:width="0.003cm" svg:height="0.004cm" svg:x="0.824cm" svg:y="0.406cm"><text:p/><draw:enhanced-geometry svg:viewBox="0 0 404 2461" draw:extrusion-allowed="true" draw:type="non-primitive" draw:enhanced-path="M 404 0 L 404 2461 0 2027 0 1078 404 0 Z N"><draw:equation draw:name="f0" draw:formula=""/><draw:equation draw:name="f1" draw:formula="2027-1078"/><draw:equation draw:name="f2" draw:formula=""/><draw:equation draw:name="f3" draw:formula="(16384+1)/2"/><draw:equation draw:name="f4" draw:formula="1*24577/-32768"/></draw:enhanced-geometry></draw:custom-shape><draw:custom-shape draw:name="Freeform 7" draw:style-name="gr2" draw:text-style-name="P78" svg:width="0.115cm" svg:height="0.193cm" svg:x="0.706cm" svg:y="0.175cm"><text:p/><draw:enhanced-geometry svg:viewBox="0 0 42677 70054" draw:extrusion-allowed="true" draw:glue-points="42677 0 42677 39979 0 70054 0 31368 38474 2892 42677 0" draw:type="non-primitive" draw:enhanced-path="M 42677 0 L 42677 39979 0 70054 0 31368 38474 2892 42677 0 Z N"><draw:equation draw:name="f0" draw:formula=""/><draw:equation draw:name="f1" draw:formula=""/><draw:equation draw:name="f2" draw:formula="4518-1"/><draw:equation draw:name="f3" draw:formula="31368"/><draw:equation draw:name="f4" draw:formula=""/><draw:equation draw:name="f5" draw:formula=""/></draw:enhanced-geometry></draw:custom-shape><draw:custom-shape draw:name="Freeform 8" draw:style-name="gr4" draw:text-style-name="P78" svg:width="1.682cm" svg:height="0.749cm" svg:x="0.824cm" svg:y="0.363cm"><text:p/><draw:enhanced-geometry svg:viewBox="0 0 604428 268797" draw:extrusion-allowed="true" draw:glue-points="479228 0 478579 0 479530 161 482067 479 484591 799 487442 1425 490619 2376 493778 3326 496629 4597 499168 6173 501691 7761 502969 9823 502969 12351 502969 16149 502015 19324 500114 21852 496943 26286 492039 33249 485391 42739 478753 52235 467193 68076 450730 90237 494419 93409 526855 96098 548077 98298 569289 100537 584017 102272 592253 103525 600465 104811 604428 105900 604114 106848 603643 109224 602690 110174 600804 112075 599849 112075 598567 112075 584325 112236 557103 112550 529875 112874 488393 113025 432680 113025 425706 119944 417967 128426 409416 138488 400866 148549 392468 159390 384242 171024 376005 182664 368246 194277 360982 205917 353692 217555 348155 228088 344358 237513 342456 242542 344984 245048 351956 245048 359556 245048 367616 244256 376166 242672 384717 241095 392629 239198 399916 236973 407191 234759 413218 232696 417967 230796 422708 228895 425392 227635 426030 226997 427294 225734 429356 226047 432205 227948 435056 229848 435843 231749 434580 233651 434580 234921 432996 236184 429832 237444 428557 238723 427294 239669 426030 240299 417156 245458 409084 249547 401816 252529 394530 255528 386142 258346 376645 261003 367145 263667 357008 264995 346258 264995 343406 264995 339605 264995 335008 263418 329630 260247 324243 257082 321555 252968 321555 247895 321555 240933 323131 233971 326307 226997 329467 220047 332632 213083 335807 206111 335807 205160 336754 203734 337708 202309 333269 205484 327408 209908 320132 215597 312843 221299 305722 226685 298767 231749 297673 232406 298767 234597 294019 237444 292117 238723 288319 241095 282628 244573 276929 248058 270117 251546 262209 255024 254281 258509 245583 261673 236080 264521 226583 267372 216758 268797 206642 268797 200944 268797 194294 267036 186695 263573 179095 260096 174656 253285 173396 243146 172123 234921 172757 228283 175294 223200 177821 218145 180359 213699 182893 209908 183843 208962 185107 206435 186695 204210 188596 202309 190497 200411 192073 198835 193344 197560 192073 196934 190497 196296 188596 195660 186695 195033 185107 194083 183843 192809 178771 197884 172594 203111 165322 208483 158036 213872 150442 218923 142534 223675 122222 234253 116894 238870 112773 242359 107395 245995 100745 249796 94093 253597 86648 257082 78432 260247 70195 263418 61645 264995 52782 264995 44545 264995 37734 262472 32359 257396 26974 252334 23011 245685 20494 237444 0 251341 0 227388 2922 226047 9572 221634 14795 216882 18592 211809 22395 206744 25548 201682 28083 196610 30611 191545 33786 186159 37583 180461 30611 180461 20796 183632 8145 189960 0 195972 0 161086 15270 153863 27607 150073 38846 148172 48985 148172 54683 148172 61645 149759 69883 152924 78097 156096 82231 160210 82231 165261 82231 167162 80632 169859 77482 173336 74300 176821 71782 179834 69883 182361 69883 182994 68607 185058 66084 188535 63547 192024 60533 196135 57059 200887 53571 205635 50557 210707 48030 216071 45496 221461 44236 226685 44236 231749 44236 240623 48985 245048 58481 245048 66084 244422 74631 242520 84131 239345 97603 234855 97419 234597 100270 231749 101544 230486 107243 226522 117359 219873 127486 213224 137307 204534 146807 193759 149334 191235 152171 187585 155357 182833 158511 178084 161535 173336 164372 168587 167223 163835 169908 159559 172446 155760 174974 151969 176871 149446 178145 148172 176871 148172 177670 148500 180521 149122 183369 149759 186695 150548 190497 151498 194294 152448 197769 153557 200944 154810 204108 156096 205696 157662 205696 159559 205696 167634 205696 169859 206642 172235 208544 174762 209807 175398 210584 175712 210920 175712 211229 175712 212007 176036 213292 176658 222796 167162 228160 162100 229430 161460 230385 161460 233545 161460 238136 163523 244154 167634 250170 171759 253179 175398 253179 178559 253179 181734 250804 185209 246056 189010 241307 192809 237034 196610 233233 200411 228160 205484 221981 211496 214717 218451 207435 225431 203158 233021 201894 241247 204417 243784 209019 244897 215667 244573 222317 244256 229585 243472 237505 242196 245418 240933 253179 239508 260779 237923 275960 234130 289270 224146 298118 216550 308256 207061 319653 195660 331058 184262 343083 171435 355755 157187 368409 142949 381069 128220 393745 113025 370942 113025 348296 112874 325831 112550 303345 112236 282783 112075 264095 112075 245428 112075 229907 111924 217558 111600 205210 111286 197769 111125 195234 111125 194284 111125 193668 110498 191912 108435 189057 104946 186210 101483 184783 96573 184783 90237 184783 85809 185594 83275 187156 82638 188758 82012 191133 81374 194284 80737 195234 80737 211858 80737 218508 80737 229283 80899 244154 81211 259030 81536 279618 82012 305884 82638 332160 83275 367455 84535 411792 86436 422545 71237 432680 57311 442179 44639 451680 31985 459594 22172 465930 15202 469089 10137 471768 6652 474004 4751 476204 2851 477943 1274 479228 0" draw:type="non-primitive" draw:enhanced-path="M 479228 0 C 478579 0 479530 161 482067 479 484591 799 487442 1425 490619 2376 493778 3326 496629 4597 499168 6173 501691 7761 502969 9823 502969 12351 502969 16149 502015 19324 500114 21852 496943 26286 492039 33249 485391 42739 478753 52235 467193 68076 450730 90237 494419 93409 526855 96098 548077 98298 569289 100537 584017 102272 592253 103525 600465 104811 604428 105900 604114 106848 L 603643 109224 602690 110174 600804 112075 599849 112075 C 598567 112075 584325 112236 557103 112550 529875 112874 488393 113025 432680 113025 425706 119944 417967 128426 409416 138488 400866 148549 392468 159390 384242 171024 376005 182664 368246 194277 360982 205917 353692 217555 348155 228088 344358 237513 342456 242542 344984 245048 351956 245048 359556 245048 367616 244256 376166 242672 384717 241095 392629 239198 399916 236973 407191 234759 413218 232696 417967 230796 422708 228895 425392 227635 426030 226997 427294 225734 429356 226047 432205 227948 435056 229848 435843 231749 434580 233651 434580 234921 432996 236184 429832 237444 428557 238723 427294 239669 426030 240299 417156 245458 409084 249547 401816 252529 394530 255528 386142 258346 376645 261003 367145 263667 357008 264995 346258 264995 L 343406 264995 C 339605 264995 335008 263418 329630 260247 324243 257082 321555 252968 321555 247895 321555 240933 323131 233971 326307 226997 329467 220047 332632 213083 335807 206111 L 335807 205160 336754 203734 337708 202309 C 333269 205484 327408 209908 320132 215597 312843 221299 305722 226685 298767 231749 L 297673 232406 298767 234597 294019 237444 C 292117 238723 288319 241095 282628 244573 276929 248058 270117 251546 262209 255024 254281 258509 245583 261673 236080 264521 226583 267372 216758 268797 206642 268797 200944 268797 194294 267036 186695 263573 179095 260096 174656 253285 173396 243146 172123 234921 172757 228283 175294 223200 177821 218145 180359 213699 182893 209908 L 183843 208962 C 185107 206435 186695 204210 188596 202309 190497 200411 192073 198835 193344 197560 192073 196934 190497 196296 188596 195660 186695 195033 185107 194083 183843 192809 178771 197884 172594 203111 165322 208483 158036 213872 150442 218923 142534 223675 L 122222 234253 116894 238870 C 112773 242359 107395 245995 100745 249796 94093 253597 86648 257082 78432 260247 70195 263418 61645 264995 52782 264995 44545 264995 37734 262472 32359 257396 26974 252334 23011 245685 20494 237444 L 0 251341 0 227388 2922 226047 C 9572 221634 14795 216882 18592 211809 22395 206744 25548 201682 28083 196610 30611 191545 33786 186159 37583 180461 30611 180461 20796 183632 8145 189960 L 0 195972 0 161086 15270 153863 C 27607 150073 38846 148172 48985 148172 54683 148172 61645 149759 69883 152924 78097 156096 82231 160210 82231 165261 82231 167162 80632 169859 77482 173336 74300 176821 71782 179834 69883 182361 69883 182994 68607 185058 66084 188535 63547 192024 60533 196135 57059 200887 53571 205635 50557 210707 48030 216071 45496 221461 44236 226685 44236 231749 44236 240623 48985 245048 58481 245048 66084 244422 74631 242520 84131 239345 L 97603 234855 97419 234597 100270 231749 C 101544 230486 107243 226522 117359 219873 127486 213224 137307 204534 146807 193759 149334 191235 152171 187585 155357 182833 158511 178084 161535 173336 164372 168587 167223 163835 169908 159559 172446 155760 174974 151969 176871 149446 178145 148172 176871 148172 177670 148500 180521 149122 183369 149759 186695 150548 190497 151498 194294 152448 197769 153557 200944 154810 204108 156096 205696 157662 205696 159559 L 205696 167634 C 205696 169859 206642 172235 208544 174762 209807 175398 210584 175712 210920 175712 211229 175712 212007 176036 213292 176658 222796 167162 228160 162100 229430 161460 L 230385 161460 C 233545 161460 238136 163523 244154 167634 250170 171759 253179 175398 253179 178559 253179 181734 250804 185209 246056 189010 241307 192809 237034 196610 233233 200411 228160 205484 221981 211496 214717 218451 207435 225431 203158 233021 201894 241247 204417 243784 209019 244897 215667 244573 222317 244256 229585 243472 237505 242196 245418 240933 253179 239508 260779 237923 L 275960 234130 289270 224146 C 298118 216550 308256 207061 319653 195660 331058 184262 343083 171435 355755 157187 368409 142949 381069 128220 393745 113025 370942 113025 348296 112874 325831 112550 303345 112236 282783 112075 264095 112075 245428 112075 229907 111924 217558 111600 205210 111286 197769 111125 195234 111125 L 194284 111125 C 193668 110498 191912 108435 189057 104946 186210 101483 184783 96573 184783 90237 184783 85809 185594 83275 187156 82638 188758 82012 191133 81374 194284 80737 L 195234 80737 211858 80737 C 218508 80737 229283 80899 244154 81211 259030 81536 279618 82012 305884 82638 332160 83275 367455 84535 411792 86436 422545 71237 432680 57311 442179 44639 451680 31985 459594 22172 465930 15202 469089 10137 471768 6652 474004 4751 476204 2851 477943 1274 479228 0 Z N"/></draw:custom-shape><draw:custom-shape draw:name="Freeform 9" draw:style-name="gr2" draw:text-style-name="P78" svg:width="0.346cm" svg:height="0.431cm" svg:x="0.824cm" svg:y="0cm"><text:p/><draw:enhanced-geometry svg:viewBox="0 0 125272 155772" draw:extrusion-allowed="true" draw:glue-points="93620 0 97419 0 102483 0 108496 1113 115469 3326 122431 5547 125272 9187 124019 14250 111347 30723 99320 47023 87922 63162 76521 79311 66555 93885 58005 106848 49456 119837 42482 130597 37108 139148 31722 147697 29037 152925 29037 154826 28083 154826 27446 155460 26498 155772 25235 155772 18586 155772 14784 155772 10659 155621 6245 155297 0 148605 0 146145 2447 139622 4348 135824 5294 132661 5294 130122 6245 129175 9399 122847 14935 113674 22859 101636 30772 89607 41060 77259 53732 64587 49931 67436 0 102622 0 62643 30810 41445 41495 34243 51195 27870 59907 22328 77310 11250 88544 4126 93620 950 93620 0" draw:type="non-primitive" draw:enhanced-path="M 93620 0 L 97419 0 C 102483 0 108496 1113 115469 3326 122431 5547 125272 9187 124019 14250 111347 30723 99320 47023 87922 63162 76521 79311 66555 93885 58005 106848 49456 119837 42482 130597 37108 139148 31722 147697 29037 152925 29037 154826 L 28083 154826 C 27446 155460 26498 155772 25235 155772 L 18586 155772 C 14784 155772 10659 155621 6245 155297 L 0 148605 0 146145 2447 139622 C 4348 135824 5294 132661 5294 130122 L 6245 129175 C 9399 122847 14935 113674 22859 101636 30772 89607 41060 77259 53732 64587 L 49931 67436 0 102622 0 62643 30810 41445 C 41495 34243 51195 27870 59907 22328 77310 11250 88544 4126 93620 950 L 93620 0 Z N"><draw:equation draw:name="f0" draw:formula=""/><draw:equation draw:name="f1" draw:formula=""/><draw:equation draw:name="f2" draw:formula=""/><draw:equation draw:name="f3" draw:formula=""/><draw:equation draw:name="f4" draw:formula="sqrt(1)"/><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sin(2*(pi/180))*(-10800)-cos(2*(pi/180))*(-10800))+10800"/><draw:equation draw:name="f23" draw:formula=""/><draw:equation draw:name="f24" draw:formula=""/><draw:equation draw:name="f25" draw:formula=""/><draw:equation draw:name="f26" draw:formula=""/><draw:equation draw:name="f27" draw:formula=""/><draw:equation draw:name="f28" draw:formula="17533-2"/><draw:equation draw:name="f29" draw:formula="15073-2"/><draw:equation draw:name="f30" draw:formula=""/><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draw:equation draw:name="f40" draw:formula=""/><draw:equation draw:name="f41" draw:formula="0*cos(atan2(,?f0 ))"/><draw:equation draw:name="f42" draw:formula="-28450-1"/><draw:equation draw:name="f43" draw:formula="-2893"/><draw:equation draw:name="f44" draw:formula=""/><draw:equation draw:name="f45" draw:formula=""/><draw:equation draw:name="f46" draw:formula=""/><draw:equation draw:name="f47" draw:formula="abs()"/><draw:equation draw:name="f48" draw:formula=""/><draw:equation draw:name="f49" draw:formula=""/><draw:equation draw:name="f50" draw:formula=""/><draw:equation draw:name="f51" draw:formula=""/></draw:enhanced-geometry></draw:custom-shape></draw:g></text:p>
      <text:list xml:id="list2772366433" text:style-name="WW8Num1">
        <text:list-item>
          <text:p text:style-name="P30"><text:span text:style-name="T45">CROQUETAS DE JAMON CON SALSA DE QUESO </text:span>* <text:s/>11,50 € <text:s/></text:p>
          <text:list>
            <text:list-item>
              <text:p text:style-name="P47"><text:span text:style-name="T45">Cremosa croqueta de jamón acompañada de una salsa de queso.</text:span> </text:p>
            </text:list-item>
            <text:list-item>
              <text:p text:style-name="P48">--------------------------</text:p>
              <text:p text:style-name="P48"/>
            </text:list-item>
          </text:list>
        </text:list-item>
        <text:list-item>
          <text:p text:style-name="P35"><text:span text:style-name="T4">BRIOCHE DE </text:span><text:span text:style-name="T5">BACON AHUMADO <text:s/>15 €</text:span></text:p>
          <text:list>
            <text:list-item>
              <text:p text:style-name="P22"><text:span text:style-name="T1">Pan brioche </text:span><text:span text:style-name="T3">relleno de crema de queso,</text:span><text:span text:style-name="T1"> </text:span><text:span text:style-name="T2">con </text:span><text:span text:style-name="T3">bacon ahumado, nueces, miel,cebollino y cubierto de patata paja</text:span></text:p>
            </text:list-item>
            <text:list-item>
              <text:p text:style-name="P23">…………………………………………………………………………………………………………………………………………………………………………………………...</text:p>
            </text:list-item>
          </text:list>
        </text:list-item>
      </text:list>
      <text:p text:style-name="P2"/>
      <text:p text:style-name="P3"/>
      <text:list xml:id="list113718299273142" text:continue-numbering="true" text:style-name="WW8Num1">
        <text:list-item>
          <text:p text:style-name="P36"><text:soft-page-break/><text:span text:style-name="T54">SANDWICH DE CARNE O´CALDEIRO*</text:span> 1<text:span text:style-name="T54">5</text:span> €</text:p>
          <text:list>
            <text:list-item>
              <text:p text:style-name="P49">Ternera deshilachada con crema de patata, dentro de <text:span text:style-name="T56">un</text:span> pan tostado y salseado con mayonesa de pimentón picante</text:p>
            </text:list-item>
            <text:list-item>
              <text:p text:style-name="P48">……………………………………….</text:p>
            </text:list-item>
          </text:list>
        </text:list-item>
        <text:list-item>
          <text:p text:style-name="P31">PIZZA DE <text:span text:style-name="T51">RULO DE CABRA Y ALIÑO DE FRUTOS SECOS</text:span>* <text:s/>1<text:span text:style-name="T51">4</text:span> € </text:p>
          <text:list>
            <text:list-item>
              <text:p text:style-name="P64">Pizza crunchy con <text:span text:style-name="T51">queso de cabra caramelizado</text:span>, brotes tiernos, cherrys confitados, y al<text:span text:style-name="T46">iño de frutos secos</text:span></text:p>
            </text:list-item>
            <text:list-item>
              <text:p text:style-name="P65">…………………………………………………………………………………………………………………………………...</text:p>
            </text:list-item>
          </text:list>
        </text:list-item>
        <text:list-item>
          <text:p text:style-name="P34"><text:span text:style-name="T24">C</text:span><text:span text:style-name="T23">HOQUIT</text:span><text:span text:style-name="T26">OS A LA PLANCHA, ARROZ NEGRO Y ALIOLI DE LIMA</text:span><text:span text:style-name="T25">* <text:s/>1</text:span><text:span text:style-name="T26">5</text:span><text:span text:style-name="T25"> €</text:span></text:p>
          <text:list>
            <text:list-item>
              <text:p text:style-name="P66"><text:span text:style-name="T27">C</text:span><text:span text:style-name="T22">hoquito a la plancha sobre </text:span><text:span text:style-name="T34">arroz en tinta de choco y puntos de alioli de lima</text:span></text:p>
            </text:list-item>
            <text:list-item>
              <text:p text:style-name="P50">……………………………………………………………………………………………………………….</text:p>
            </text:list-item>
          </text:list>
        </text:list-item>
      </text:list>
      <text:p text:style-name="P13"/>
      <text:p text:style-name="P13"/>
      <text:p text:style-name="P13"/>
      <text:p text:style-name="P13"/>
      <text:p text:style-name="P13"/>
      <text:list xml:id="list113718645000971" text:continue-numbering="true" text:style-name="WW8Num1">
        <text:list-item>
          <text:p text:style-name="P43"><text:soft-page-break/><text:span text:style-name="T11">PANIPURI DE PASTEL DE CENTOLLA</text:span><text:span text:style-name="T9"> </text:span><text:span text:style-name="T10">1</text:span><text:span text:style-name="T11">4</text:span><text:span text:style-name="T10"> €</text:span></text:p>
          <text:list>
            <text:list-item>
              <text:p text:style-name="P60">Esferas de maiz y tapioca rellenas de mousse de centolla con huevas de ikura, salsa de anguila y flores</text:p>
            </text:list-item>
            <text:list-item>
              <text:p text:style-name="P51">------------------------------------</text:p>
            </text:list-item>
          </text:list>
        </text:list-item>
        <text:list-item>
          <text:p text:style-name="P32">TACOS DE <text:span text:style-name="T52">MAR</text:span>* <text:s/><text:span text:style-name="T36">15 €</text:span></text:p>
          <text:list>
            <text:list-item>
              <text:p text:style-name="P67">Lubina en tempura de cerveza con pico de gallo, mayonesa de jalapeños, dentro de un taco de <text:span text:style-name="T56">maíz</text:span> <text:span text:style-name="T56">azul</text:span>.</text:p>
            </text:list-item>
            <text:list-item>
              <text:p text:style-name="P65">-----------------------------</text:p>
            </text:list-item>
          </text:list>
        </text:list-item>
        <text:list-item>
          <text:p text:style-name="P38">YEMAS CURADAS* <text:s/>14,50 €</text:p>
          <text:list>
            <text:list-item>
              <text:p text:style-name="P52">Yemas curadas de huevo dentro de una crema de patata con puntas de trigueros en katayfi y polvo de jamón.</text:p>
            </text:list-item>
            <text:list-item>
              <text:p text:style-name="P50">----------------------------------</text:p>
            </text:list-item>
          </text:list>
        </text:list-item>
      </text:list>
      <text:p text:style-name="P13"/>
      <text:list xml:id="list113717587419653" text:continue-numbering="true" text:style-name="WW8Num1">
        <text:list-item>
          <text:p text:style-name="P44"><text:span text:style-name="T20">“MILANESA” DE BERENJENA</text:span><text:span text:style-name="T18"> </text:span><text:span text:style-name="T16">* </text:span><text:span text:style-name="T14"><text:s/></text:span><text:span text:style-name="T16">1</text:span><text:span text:style-name="T20">4</text:span><text:span text:style-name="T16"> €</text:span><text:span text:style-name="T15"> </text:span></text:p>
          <text:list>
            <text:list-item>
              <text:p text:style-name="P71"><text:span text:style-name="T29">B</text:span><text:span text:style-name="T28">erenjena rebozada en </text:span><text:span text:style-name="T30">maíz</text:span><text:span text:style-name="T28"> tostado acompañada de hummus, </text:span><text:span text:style-name="T30">pipas de calabaza</text:span><text:span text:style-name="T28"> y cebolla encurtida</text:span></text:p>
            </text:list-item>
            <text:list-item>
              <text:p text:style-name="P72">--------------------------------</text:p>
            </text:list-item>
          </text:list>
        </text:list-item>
      </text:list>
      <text:p text:style-name="P21"/>
      <text:p text:style-name="P21"/>
      <text:list xml:id="list113717792195321" text:continue-numbering="true" text:style-name="WW8Num1">
        <text:list-header>
          <text:p text:style-name="P74"><text:soft-page-break/></text:p>
        </text:list-header>
        <text:list-item>
          <text:p text:style-name="P74"><text:s text:c="3"/>PAD THAI DE <text:span text:style-name="T46">GAMBONES </text:span>* <text:s/><text:span text:style-name="T36">17 €</text:span></text:p>
          <text:list>
            <text:list-item>
              <text:p text:style-name="P63"><text:span text:style-name="T6">Pasta larga de arroz salteada con</text:span><text:span text:style-name="T7"> setas y lombarda</text:span><text:span text:style-name="T6">, </text:span><text:span text:style-name="T8">gambones rebozados en panko</text:span><text:span text:style-name="T6">, salsa </text:span><text:span text:style-name="T8">de tamarindo</text:span><text:span text:style-name="T6">, lima y cacahuetes.</text:span></text:p>
            </text:list-item>
            <text:list-item>
              <text:p text:style-name="P54">--------------------------------</text:p>
              <text:p text:style-name="P54"/>
            </text:list-item>
          </text:list>
        </text:list-item>
        <text:list-item>
          <text:p text:style-name="P39">CO<text:span text:style-name="T47">STILLA GLASEADA</text:span>* <text:s/>1<text:span text:style-name="T52">9</text:span> €</text:p>
          <text:list>
            <text:list-item>
              <text:p text:style-name="P55">Co<text:span text:style-name="T47">stilla lentamente cocinada y glaseada acompañada de una ensalada de patata crujiente</text:span></text:p>
            </text:list-item>
            <text:list-item>
              <text:p text:style-name="P56">----------------------------------------------------------------------------------------------------</text:p>
            </text:list-item>
          </text:list>
        </text:list-item>
      </text:list>
      <text:p text:style-name="P15"/>
      <text:list xml:id="list113718238708577" text:continue-numbering="true" text:style-name="WW8Num1">
        <text:list-item>
          <text:p text:style-name="P37"><text:span text:style-name="T52">SOLOMILLO DE IBÉRICO* <text:s/></text:span><text:s/><text:span text:style-name="T36">18 €</text:span></text:p>
        </text:list-item>
      </text:list>
      <text:p text:style-name="P19"><text:tab/><text:tab/><text:span text:style-name="T49">Solomillo de cerdo </text:span><text:span text:style-name="T50">ibérico</text:span><text:span text:style-name="T49"> con </text:span><text:span text:style-name="T50">castañas,</text:span><text:span text:style-name="T49"> ¿polenta?, salsa de <text:tab/>uvas y vino tinto</text:span></text:p>
      <text:p text:style-name="P20"><text:tab/><text:tab/>---------------------------------------</text:p>
      <text:p text:style-name="P20"/>
      <text:p text:style-name="P20"/>
      <text:p text:style-name="P20"/>
      <text:p text:style-name="P20"><text:soft-page-break/></text:p>
      <text:list xml:id="list113717971817595" text:continue-numbering="true" text:style-name="WW8Num1">
        <text:list-item>
          <text:p text:style-name="P40">TAJINE DE VERDURITAS CON COUS-COUS* <text:s/>15€</text:p>
          <text:list>
            <text:list-item>
              <text:p text:style-name="P68"><text:span text:style-name="T33">V</text:span><text:span text:style-name="T22">erduras salteadas con especias ras </text:span><text:span text:style-name="T35">al</text:span><text:span text:style-name="T22"> hanout y acompañadas de cous-cous</text:span></text:p>
            </text:list-item>
            <text:list-item>
              <text:p text:style-name="P53">--------------------</text:p>
            </text:list-item>
          </text:list>
        </text:list-item>
      </text:list>
      <text:p text:style-name="P14"/>
      <text:list xml:id="list113718935936742" text:continue-numbering="true" text:style-name="WW8Num1">
        <text:list-item>
          <text:p text:style-name="P33">BACALAO, <text:span text:style-name="T53">COLIFLOR ASADA</text:span>* <text:s/>1<text:span text:style-name="T53">8</text:span> €</text:p>
          <text:list>
            <text:list-item>
              <text:p text:style-name="P69">Lomo de <text:span text:style-name="T48">bacalao confitado sobre una coliflor asada, su espuma y tapenade. <text:s/></text:span></text:p>
            </text:list-item>
            <text:list-item>
              <text:p text:style-name="P70">…………………………………..</text:p>
              <text:p text:style-name="P69"/>
            </text:list-item>
          </text:list>
        </text:list-item>
        <text:list-item>
          <text:p text:style-name="P37"><text:span text:style-name="T53">RODABALLO CON PASTA* </text:span><text:s/><text:span text:style-name="T37">17 €</text:span></text:p>
          <text:list>
            <text:list-item>
              <text:p text:style-name="P57">R<text:span text:style-name="T54">odaballo asado acompañado de pasta fresca con salsa americana y………..</text:span> </text:p>
            </text:list-item>
            <text:list-item>
              <text:p text:style-name="P56">………………………………………………….</text:p>
            </text:list-item>
          </text:list>
        </text:list-item>
      </text:list>
      <text:p text:style-name="P12"/>
      <text:p text:style-name="P18"/>
      <text:p text:style-name="P4"><text:tab/><text:span text:style-name="T39">Si tienes algún tipo de alérgia o intolerancia consultalo con nuestro personal</text:span></text:p>
      <text:p text:style-name="P5"><text:tab/><text:span text:style-name="T39">Las elaboraciones pueden variar según mercado</text:span></text:p>
      <text:p text:style-name="P5"><text:soft-page-break/><text:tab/>*<text:span text:style-name="T43">Gluten Free</text:span></text:p>
      <text:p text:style-name="P5"><text:tab/><text:span text:style-name="T41">If you have any type of allergy or intolerance, consult with our staff.</text:span></text:p>
      <text:p text:style-name="P9"/>
      <text:p text:style-name="P10">Postres / Desserts</text:p>
      <text:list xml:id="list113718698825076" text:continue-numbering="true" text:style-name="WW8Num1">
        <text:list-item>
          <text:p text:style-name="P41">“<text:span text:style-name="T55">ARROZ CON LECHE”</text:span>* <text:s/><text:span text:style-name="T38">6 €</text:span></text:p>
          <text:list>
            <text:list-item>
              <text:p text:style-name="P58">Arroz con leche bañado con toffe y almendras laminadas tostadas</text:p>
            </text:list-item>
            <text:list-item>
              <text:p text:style-name="P25"><text:span text:style-name="T42">………………….</text:span> </text:p>
            </text:list-item>
          </text:list>
        </text:list-item>
        <text:list-item>
          <text:p text:style-name="P42"><text:span text:style-name="T57">“FRESAS CON NATA”</text:span> * <text:span text:style-name="T38">6 €</text:span></text:p>
          <text:list>
            <text:list-item>
              <text:p text:style-name="P61">No es lo que parece</text:p>
            </text:list-item>
            <text:list-item>
              <text:p text:style-name="P26">………………………………………………...</text:p>
            </text:list-item>
          </text:list>
        </text:list-item>
        <text:list-item>
          <text:p text:style-name="P32">TORRIJA <text:s/><text:span text:style-name="T38">6 €</text:span></text:p>
          <text:list>
            <text:list-item>
              <text:p text:style-name="P69">Torrija de pan brioche macerada en <text:span text:style-name="T40">nata</text:span>, caramelizada y horneada, acompañada con helad<text:span text:style-name="T44">o</text:span></text:p>
            </text:list-item>
            <text:list-item>
              <text:p text:style-name="P27"><text:bookmark text:name="docs-internal-guid-f3faad13-7fff-3456-2ad4-bc81e5defc99"/>Brioche bread torrija (battered bread) previously macerated in white cream, caramelized and baked, served with ice cream. </text:p>
              <text:p text:style-name="P75"/>
            </text:list-item>
          </text:list>
        </text:list-item>
      </text:list>
      <text:p text:style-name="P17"><text:soft-page-break/></text:p>
      <text:p text:style-name="P16"/>
      <text:list xml:id="list113719031877516" text:continue-numbering="true" text:style-name="WW8Num1">
        <text:list-item>
          <text:p text:style-name="P42"><text:span text:style-name="T55">TARTA CITRICA BAÑADA CON MARACUYA*</text:span> <text:s/><text:span text:style-name="T38">6 €</text:span></text:p>
          <text:list>
            <text:list-item>
              <text:p text:style-name="P59">Atrevete</text:p>
            </text:list-item>
            <text:list-item>
              <text:p text:style-name="P28">…………………………………………………………………………………. ……………..</text:p>
            </text:list-item>
          </text:list>
        </text:list-item>
        <text:list-item>
          <text:p text:style-name="P45"><text:span text:style-name="T19">LEGO DE </text:span><text:span text:style-name="T21">CHOCOLATE*</text:span><text:span text:style-name="T13"> </text:span><text:span text:style-name="T17">6 €</text:span></text:p>
          <text:list>
            <text:list-item>
              <text:p text:style-name="P73"><text:span text:style-name="T32">Mousse de chocolate dentro de una pieza de lego con bizcocho de guinnes y crema de bailes</text:span><text:span text:style-name="T31"> </text:span></text:p>
            </text:list-item>
            <text:list-item>
              <text:p text:style-name="P29">……………………………………………………….</text:p>
              <text:p text:style-name="P76"/>
              <text:p text:style-name="P46"/>
            </text:list-item>
          </text:list>
        </text:list-item>
      </text:list>
      <text:list xml:id="list3377736817" text:style-name="L1">
        <text:list-item>
          <text:p text:style-name="P77">*<text:span text:style-name="T12">Gluten free</text:span></text:p>
        </text:list-item>
      </text:list>
      <text:list xml:id="list113717911178211" text:continue-list="list113719031877516" text:style-name="WW8Num1">
        <text:list-item>
          <text:list>
            <text:list-header>
              <text:p text:style-name="P62"/>
            </text:list-header>
          </text:list>
        </text:list-item>
      </text:list>
      <text:p text:style-name="P8"><text:tab/><text:tab/></text:p>
      <text:p text:style-name="P7"/>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1" svg:font-family="Calibri, sans-serif"/>
    <style:font-face style:name="Courier New" svg:font-family="'Courier New'" style:font-family-generic="modern"/>
    <style:font-face style:name="Arial Unicode MS2" svg:font-family="'Arial Unicode MS'" style:font-family-generic="swiss"/>
    <style:font-face style:name="Liberation Serif" svg:font-family="'Liberation Serif'" style:font-family-generic="roman" style:font-pitch="variable"/>
    <style:font-face style:name="The Constellation of Heracles" svg:font-family="'The Constellation of Heracles', 'Times New Roman'" style:font-family-generic="roman" style:font-pitch="variable"/>
    <style:font-face style:name="Brush Script MT" svg:font-family="'Brush Script MT'" style:font-family-generic="script"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writing-mode="lr-tb"/>
      <style:text-properties fo:color="#000000"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 Unicode MS1" style:font-family-complex="'Arial Unicode MS'"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Arial Unicode MS1" style:font-family-complex="'Arial Unicode MS'" style:font-family-generic-complex="swiss" style:font-pitch-complex="variable"/>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paragraph-properties text:number-lines="false" text:line-number="0"/>
    </style:style>
    <style:style style:name="Header"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1z0"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style>
    <style:style style:name="WW8Num1z1" style:family="text">
      <style:text-properties style:font-name="Courier New" fo:font-family="'Courier New'" style:font-family-generic="modern" fo:font-size="14pt" fo:language="en" fo:country="GB" fo:font-weight="bold" style:font-size-asian="14pt" style:font-weight-asian="bold" style:font-name-complex="Courier New" style:font-family-complex="'Courier New'" style:font-family-generic-complex="modern" style:font-size-complex="14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4pt" fo:font-weight="bold" style:font-name-complex="Courier New1" style:font-family-complex="'Courier New'" style:font-family-generic-complex="system" style:font-pitch-complex="variable"/>
    </style:style>
    <style:style style:name="ListLabel_20_1" style:display-name="ListLabel 1" style:family="text">
      <style:text-properties fo:font-size="14pt"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Bullet_20_Symbols" text:bullet-char="•">
        <style:list-level-properties text:list-level-position-and-space-mode="label-alignment">
          <style:list-level-label-alignment text:label-followed-by="listtab" fo:text-indent="-0.635cm" fo:margin-left="2.72cm"/>
        </style:list-level-properties>
        <style:text-properties style:font-name="Open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99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5.2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6.53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fo:text-indent="-0.635cm" fo:margin-left="7.8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9.07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10.34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fo:text-indent="-0.635cm" fo:margin-left="11.61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2.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72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3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07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4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8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none" fo:country="none" style:language-asian="none" style:country-asian="none"/>
    </style:style>
    <style:style style:name="MP2" style:family="paragraph">
      <loext:graphic-properties draw:fill="none" draw:fill-color="#ffffff"/>
      <style:paragraph-properties style:writing-mode="lr-tb"/>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19cm" svg:stroke-color="#1c1c1b" svg:stroke-opacity="100%" draw:stroke-linejoin="miter" svg:stroke-linecap="square" draw:fill="none" draw:fill-color="#ffffff" draw:textarea-horizontal-align="left" draw:textarea-vertical-align="top" draw:auto-grow-height="false" fo:min-height="13.543cm" fo:min-width="18.12cm" fo:padding-top="0.229cm" fo:padding-bottom="0.229cm" fo:padding-left="0.441cm" fo:padding-right="0.441cm" fo:wrap-option="wrap" draw:shadow-color="#808080" style:run-through="background"/>
    </style:style>
    <style:style style:name="Mgr3" style:family="graphic">
      <style:graphic-properties draw:stroke="solid" svg:stroke-width="0.019cm" svg:stroke-color="#1c1c1b" svg:stroke-opacity="100%" draw:stroke-linejoin="miter" svg:stroke-linecap="square" draw:fill="none" draw:fill-color="#ffffff" draw:textarea-horizontal-align="left" draw:textarea-vertical-align="top" draw:auto-grow-height="false" fo:min-height="0.037cm" fo:min-width="0cm" fo:padding-top="0.229cm" fo:padding-bottom="0.229cm" fo:padding-left="0.441cm" fo:padding-right="0.441cm" fo:wrap-option="wrap" draw:shadow-color="#808080" style:run-through="background"/>
    </style:style>
    <style:page-layout style:name="Mpm1">
      <style:page-layout-properties fo:page-width="21.001cm" fo:page-height="14.801cm" style:num-format="1" style:print-orientation="landscape" fo:margin-top="1.27cm" fo:margin-bottom="0.399cm" fo:margin-left="2.54cm" fo:margin-right="2.54cm" style:writing-mode="lr-tb" style:layout-grid-color="#c0c0c0" style:layout-grid-lines="7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page-layout>
  </office:automatic-styles>
  <office:master-styles>
    <style:master-page style:name="Standard" style:page-layout-name="Mpm1">
      <style:header>
        <text:p text:style-name="MP1"><draw:g text:anchor-type="char" draw:z-index="7" draw:name="Group 6887" draw:style-name="Mgr1"><draw:custom-shape draw:name="Freeform 11" draw:style-name="Mgr2" draw:text-style-name="MP2" svg:width="19.003cm" svg:height="14.003cm" svg:x="1cm" svg:y="0.4cm"><text:p/><draw:enhanced-geometry svg:viewBox="0 0 6839999 5040000" draw:extrusion-allowed="true" draw:glue-points="0 0 6839999 0 6839999 5040000 0 5040000 0 0" draw:type="non-primitive" draw:enhanced-path="M 0 0 L 6839999 0 6839999 5040000 0 5040000 0 0 Z N"><draw:equation draw:name="f0" draw:formula=""/><draw:equation draw:name="f1" draw:formula=""/><draw:equation draw:name="f2" draw:formula=""/><draw:equation draw:name="f3" draw:formula="-6272-76"/><draw:equation draw:name="f4" draw:formula=""/></draw:enhanced-geometry></draw:custom-shape><draw:custom-shape draw:name="Freeform 12" draw:style-name="Mgr3" draw:text-style-name="MP2" svg:width="0.496cm" svg:height="0.496cm" svg:x="1.75cm" svg:y="2.649cm"><text:p/><draw:enhanced-geometry svg:viewBox="0 0 180000 179999" draw:extrusion-allowed="true" draw:glue-points="90000 0 139705 0 180000 40294 180000 90000 180000 139705 139705 179999 90000 179999 40295 179999 0 139705 0 90000 0 40294 40295 0 90000 0" draw:type="non-primitive" draw:enhanced-path="M 90000 0 C 139705 0 180000 40294 180000 90000 180000 139705 139705 179999 90000 179999 40295 179999 0 139705 0 90000 0 40294 40295 0 9000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8633-2"/><draw:equation draw:name="f9" draw:formula="24464-1"/><draw:equation draw:name="f10" draw:formula="-25242"/><draw:equation draw:name="f11" draw:formula=""/><draw:equation draw:name="f12" draw:formula=""/></draw:enhanced-geometry></draw:custom-shape><draw:custom-shape draw:name="Freeform 13" draw:style-name="Mgr3" draw:text-style-name="MP2" svg:width="0.496cm" svg:height="0.496cm" svg:x="1.75cm" svg:y="11.654cm"><text:p/><draw:enhanced-geometry svg:viewBox="0 0 180000 179999" draw:extrusion-allowed="true" draw:glue-points="90000 0 139705 0 180000 40294 180000 90000 180000 139705 139705 179999 90000 179999 40295 179999 0 139705 0 90000 0 40294 40295 0 90000 0" draw:type="non-primitive" draw:enhanced-path="M 90000 0 C 139705 0 180000 40294 180000 90000 180000 139705 139705 179999 90000 179999 40295 179999 0 139705 0 90000 0 40294 40295 0 9000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8633-2"/><draw:equation draw:name="f9" draw:formula="24464-1"/><draw:equation draw:name="f10" draw:formula="-25242"/><draw:equation draw:name="f11" draw:formula=""/><draw:equation draw:name="f12" draw:formula=""/></draw:enhanced-geometry></draw:custom-shap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UESTRA CARTA.cdr</dc:title>
    <dc:subject/>
    <meta:keyword/>
    <dc:description/>
    <meta:initial-creator>ADMIN</meta:initial-creator>
    <meta:creation-date>2022-04-23T17:13:00</meta:creation-date>
    <dc:date>2025-01-15T11:37:16.532000000</dc:date>
    <meta:editing-cycles>45</meta:editing-cycles>
    <meta:editing-duration>PT11H5M16S</meta:editing-duration>
    <meta:generator>LibreOffice/6.1.3.2$Windows_X86_64 LibreOffice_project/86daf60bf00efa86ad547e59e09d6bb77c699acb</meta:generator>
    <meta:document-statistic meta:table-count="0" meta:image-count="0" meta:object-count="0" meta:page-count="7" meta:paragraph-count="76" meta:word-count="540" meta:character-count="3361" meta:non-whitespace-character-count="2911"/>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